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true&quot;" style:apply-style-name="Unbenannt1" style:base-cell-address="Tabelle1.B2"/>
    </style:style>
    <style:style style:name="ce2" style:family="table-cell" style:parent-style-name="Default">
      <style:map style:condition="cell-content()&lt;=-0.15" style:apply-style-name="Unbenannt3" style:base-cell-address="Tabelle1.B327"/>
      <style:map style:condition="cell-content()&gt;=0.15" style:apply-style-name="Unbenannt1" style:base-cell-address="Tabelle1.B327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3" table:default-cell-style-name="ce1"/>
        <table:table-row table:style-name="ro1">
          <table:table-cell office:value-type="string" calcext:value-type="string">
            <text:p>Project ID</text:p>
          </table:table-cell>
          <table:table-cell table:style-name="Default" office:value-type="string" calcext:value-type="string">
            <text:p>FAULT</text:p>
          </table:table-cell>
          <table:table-cell table:style-name="Default" office:value-type="string" calcext:value-type="string">
            <text:p>BackEnd</text:p>
          </table:table-cell>
          <table:table-cell table:style-name="Default" office:value-type="string" calcext:value-type="string">
            <text:p>FrontEnd</text:p>
          </table:table-cell>
          <table:table-cell table:style-name="Default" office:value-type="string" calcext:value-type="string">
            <text:p>Low Effort</text:p>
          </table:table-cell>
          <table:table-cell table:style-name="Default" office:value-type="string" calcext:value-type="string">
            <text:p>Medium Effort</text:p>
          </table:table-cell>
          <table:table-cell table:style-name="Default" office:value-type="string" calcext:value-type="string">
            <text:p>High Effort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Italy</text:p>
          </table:table-cell>
          <table:table-cell table:style-name="Default" office:value-type="string" calcext:value-type="string">
            <text:p>Spain</text:p>
          </table:table-cell>
          <table:table-cell table:style-name="Default" office:value-type="string" calcext:value-type="string">
            <text:p>Portugal</text:p>
          </table:table-cell>
          <table:table-cell table:style-name="ce3" office:value-type="string" calcext:value-type="string">
            <text:p>Ads</text:p>
          </table:table-cell>
          <table:table-cell table:style-name="Default" office:value-type="string" calcext:value-type="string">
            <text:p>DDBB</text:p>
          </table:table-cell>
          <table:table-cell table:style-name="Default" office:value-type="string" calcext:value-type="string">
            <text:p>External Payment</text:p>
          </table:table-cell>
          <table:table-cell table:style-name="Default" office:value-type="string" calcext:value-type="string">
            <text:p>Internal Payment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7</text:p>
          </table:table-cell>
          <table:table-cell table:style-name="Default" office:value-type="string" calcext:value-type="string">
            <text:p>Mac</text:p>
          </table:table-cell>
          <table:table-cell table:style-name="Default"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ID12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2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3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4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4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5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7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7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1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1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2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3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5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6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8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8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8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8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9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2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0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3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3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3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5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7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7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7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7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8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9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123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12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/>
          <table:table-cell table:style-name="Default" table:number-columns-repeated="23"/>
        </table:table-row>
        <table:table-row table:style-name="ro1">
          <table:table-cell office:value-type="string" calcext:value-type="string">
            <text:p>Project ID</text:p>
          </table:table-cell>
          <table:table-cell table:style-name="Default" office:value-type="string" calcext:value-type="string">
            <text:p>FAULT</text:p>
          </table:table-cell>
          <table:table-cell table:style-name="Default" office:value-type="string" calcext:value-type="string">
            <text:p>BackEnd</text:p>
          </table:table-cell>
          <table:table-cell table:style-name="Default" office:value-type="string" calcext:value-type="string">
            <text:p>FrontEnd</text:p>
          </table:table-cell>
          <table:table-cell table:style-name="Default" office:value-type="string" calcext:value-type="string">
            <text:p>Low Effort</text:p>
          </table:table-cell>
          <table:table-cell table:style-name="Default" office:value-type="string" calcext:value-type="string">
            <text:p>Medium Effort</text:p>
          </table:table-cell>
          <table:table-cell table:style-name="Default" office:value-type="string" calcext:value-type="string">
            <text:p>High Effort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Italy</text:p>
          </table:table-cell>
          <table:table-cell table:style-name="Default" office:value-type="string" calcext:value-type="string">
            <text:p>Spain</text:p>
          </table:table-cell>
          <table:table-cell table:style-name="Default" office:value-type="string" calcext:value-type="string">
            <text:p>Portugal</text:p>
          </table:table-cell>
          <table:table-cell table:style-name="ce3" office:value-type="string" calcext:value-type="string">
            <text:p>Ads</text:p>
          </table:table-cell>
          <table:table-cell table:style-name="Default" office:value-type="string" calcext:value-type="string">
            <text:p>DDBB</text:p>
          </table:table-cell>
          <table:table-cell table:style-name="Default" office:value-type="string" calcext:value-type="string">
            <text:p>External Payment</text:p>
          </table:table-cell>
          <table:table-cell table:style-name="Default" office:value-type="string" calcext:value-type="string">
            <text:p>Internal Payment</text:p>
          </table:table-cell>
          <table:table-cell table:style-name="Default" office:value-type="string" calcext:value-type="string">
            <text:p>C1</text:p>
          </table:table-cell>
          <table:table-cell table:style-name="Default" office:value-type="string" calcext:value-type="string">
            <text:p>C2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C5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7</text:p>
          </table:table-cell>
          <table:table-cell table:style-name="Default" office:value-type="string" calcext:value-type="string">
            <text:p>Mac</text:p>
          </table:table-cell>
          <table:table-cell table:style-name="Default" office:value-type="string" calcext:value-type="string">
            <text:p>Windows</text:p>
          </table:table-cell>
        </table:table-row>
        <table:table-row table:style-name="ro1">
          <table:table-cell office:value-type="string" calcext:value-type="string">
            <text:p>FAULT</text:p>
          </table:table-cell>
          <table:table-cell table:style-name="ce2" table:formula="of:=+PEARSON([.$B$1:.$B$301];[.B$1:.B$301])" office:value-type="float" office:value="1" calcext:value-type="float">
            <text:p>1</text:p>
          </table:table-cell>
          <table:table-cell table:style-name="ce2" table:formula="of:=+PEARSON([.$B$1:.$B$301];[.C$1:.C$301])" office:value-type="float" office:value="-0.120407483919297" calcext:value-type="float">
            <text:p>-0,1204074839</text:p>
          </table:table-cell>
          <table:table-cell table:style-name="ce2" table:formula="of:=+PEARSON([.$B$1:.$B$301];[.D$1:.D$301])" office:value-type="float" office:value="-0.00931090442956897" calcext:value-type="float">
            <text:p>-0,0093109044</text:p>
          </table:table-cell>
          <table:table-cell table:style-name="ce2" table:formula="of:=+PEARSON([.$B$1:.$B$301];[.E$1:.E$301])" office:value-type="float" office:value="-0.190698579314594" calcext:value-type="float">
            <text:p>-0,1906985793</text:p>
          </table:table-cell>
          <table:table-cell table:style-name="ce2" table:formula="of:=+PEARSON([.$B$1:.$B$301];[.F$1:.F$301])" office:value-type="float" office:value="-0.0190499763753981" calcext:value-type="float">
            <text:p>-0,0190499764</text:p>
          </table:table-cell>
          <table:table-cell table:style-name="ce2" table:formula="of:=+PEARSON([.$B$1:.$B$301];[.G$1:.G$301])" office:value-type="float" office:value="0.21258049477573" calcext:value-type="float">
            <text:p>0,2125804948</text:p>
          </table:table-cell>
          <table:table-cell table:style-name="ce2" table:formula="of:=+PEARSON([.$B$1:.$B$301];[.H$1:.H$301])" office:value-type="float" office:value="0.0163689926037658" calcext:value-type="float">
            <text:p>0,0163689926</text:p>
          </table:table-cell>
          <table:table-cell table:style-name="ce2" table:formula="of:=+PEARSON([.$B$1:.$B$301];[.I$1:.I$301])" office:value-type="float" office:value="-0.0483244663213196" calcext:value-type="float">
            <text:p>-0,0483244663</text:p>
          </table:table-cell>
          <table:table-cell table:style-name="ce2" table:formula="of:=+PEARSON([.$B$1:.$B$301];[.J$1:.J$301])" office:value-type="float" office:value="-0.00938368995886861" calcext:value-type="float">
            <text:p>-0,00938369</text:p>
          </table:table-cell>
          <table:table-cell table:style-name="ce2" table:formula="of:=+PEARSON([.$B$1:.$B$301];[.K$1:.K$301])" office:value-type="float" office:value="0.0613663883459318" calcext:value-type="float">
            <text:p>0,0613663883</text:p>
          </table:table-cell>
          <table:table-cell table:style-name="ce2" table:formula="of:=+PEARSON([.$B$1:.$B$301];[.L$1:.L$301])" office:value-type="float" office:value="0.415338123636616" calcext:value-type="float">
            <text:p>0,4153381236</text:p>
          </table:table-cell>
          <table:table-cell table:style-name="ce2" table:formula="of:=+PEARSON([.$B$1:.$B$301];[.M$1:.M$301])" office:value-type="float" office:value="-0.0734994547368504" calcext:value-type="float">
            <text:p>-0,0734994547</text:p>
          </table:table-cell>
          <table:table-cell table:style-name="ce2" table:formula="of:=+PEARSON([.$B$1:.$B$301];[.N$1:.N$301])" office:value-type="float" office:value="-0.182626372254825" calcext:value-type="float">
            <text:p>-0,1826263723</text:p>
          </table:table-cell>
          <table:table-cell table:style-name="ce2" table:formula="of:=+PEARSON([.$B$1:.$B$301];[.O$1:.O$301])" office:value-type="float" office:value="-0.157145221450902" calcext:value-type="float">
            <text:p>-0,1571452215</text:p>
          </table:table-cell>
          <table:table-cell table:style-name="ce2" table:formula="of:=+PEARSON([.$B$1:.$B$301];[.P$1:.P$301])" office:value-type="float" office:value="-0.127272727272728" calcext:value-type="float">
            <text:p>-0,1272727273</text:p>
          </table:table-cell>
          <table:table-cell table:style-name="ce2" table:formula="of:=+PEARSON([.$B$1:.$B$301];[.Q$1:.Q$301])" office:value-type="float" office:value="-0.0913469194169504" calcext:value-type="float">
            <text:p>-0,0913469194</text:p>
          </table:table-cell>
          <table:table-cell table:style-name="ce2" table:formula="of:=+PEARSON([.$B$1:.$B$301];[.R$1:.R$301])" office:value-type="float" office:value="-0.0992376160565796" calcext:value-type="float">
            <text:p>-0,0992376161</text:p>
          </table:table-cell>
          <table:table-cell table:style-name="ce2" table:formula="of:=+PEARSON([.$B$1:.$B$301];[.S$1:.S$301])" office:value-type="float" office:value="0.14727110302547" calcext:value-type="float">
            <text:p>0,147271103</text:p>
          </table:table-cell>
          <table:table-cell table:style-name="ce2" table:formula="of:=+PEARSON([.$B$1:.$B$301];[.T$1:.T$301])" office:value-type="float" office:value="-0.00868220435117696" calcext:value-type="float">
            <text:p>-0,0086822044</text:p>
          </table:table-cell>
          <table:table-cell table:style-name="ce2" table:formula="of:=+PEARSON([.$B$1:.$B$301];[.U$1:.U$301])" office:value-type="float" office:value="0.110031288492456" calcext:value-type="float">
            <text:p>0,1100312885</text:p>
          </table:table-cell>
          <table:table-cell table:style-name="ce2" table:formula="of:=+PEARSON([.$B$1:.$B$301];[.V$1:.V$301])" office:value-type="float" office:value="0.19467074117896" calcext:value-type="float">
            <text:p>0,1946707412</text:p>
          </table:table-cell>
          <table:table-cell table:style-name="ce2" table:formula="of:=+PEARSON([.$B$1:.$B$301];[.W$1:.W$301])" office:value-type="float" office:value="0.0379598411359351" calcext:value-type="float">
            <text:p>0,0379598411</text:p>
          </table:table-cell>
          <table:table-cell table:style-name="ce2" table:formula="of:=+PEARSON([.$B$1:.$B$301];[.X$1:.X$301])" office:value-type="float" office:value="-0.0379598411359351" calcext:value-type="float">
            <text:p>-0,0379598411</text:p>
          </table:table-cell>
        </table:table-row>
        <table:table-row table:style-name="ro1">
          <table:table-cell office:value-type="string" calcext:value-type="string">
            <text:p>BackEnd</text:p>
          </table:table-cell>
          <table:table-cell table:style-name="ce2" table:formula="of:=+PEARSON([.$C$1:.$C$301];[.B$1:.B$301])" office:value-type="float" office:value="-0.120407483919297" calcext:value-type="float">
            <text:p>-0,1204074839</text:p>
          </table:table-cell>
          <table:table-cell table:style-name="ce2" table:formula="of:=+PEARSON([.$C$1:.$C$301];[.C$1:.C$301])" office:value-type="float" office:value="1" calcext:value-type="float">
            <text:p>1</text:p>
          </table:table-cell>
          <table:table-cell table:style-name="ce2" table:formula="of:=+PEARSON([.$C$1:.$C$301];[.D$1:.D$301])" office:value-type="float" office:value="-0.045315098771617" calcext:value-type="float">
            <text:p>-0,0453150988</text:p>
          </table:table-cell>
          <table:table-cell table:style-name="ce2" table:formula="of:=+PEARSON([.$C$1:.$C$301];[.E$1:.E$301])" office:value-type="float" office:value="0.0199512469669646" calcext:value-type="float">
            <text:p>0,019951247</text:p>
          </table:table-cell>
          <table:table-cell table:style-name="ce2" table:formula="of:=+PEARSON([.$C$1:.$C$301];[.F$1:.F$301])" office:value-type="float" office:value="-0.0449386890321965" calcext:value-type="float">
            <text:p>-0,044938689</text:p>
          </table:table-cell>
          <table:table-cell table:style-name="ce2" table:formula="of:=+PEARSON([.$C$1:.$C$301];[.G$1:.G$301])" office:value-type="float" office:value="0.0255307874606708" calcext:value-type="float">
            <text:p>0,0255307875</text:p>
          </table:table-cell>
          <table:table-cell table:style-name="ce2" table:formula="of:=+PEARSON([.$C$1:.$C$301];[.H$1:.H$301])" office:value-type="float" office:value="-0.0375682477117252" calcext:value-type="float">
            <text:p>-0,0375682477</text:p>
          </table:table-cell>
          <table:table-cell table:style-name="ce2" table:formula="of:=+PEARSON([.$C$1:.$C$301];[.I$1:.I$301])" office:value-type="float" office:value="0.01651833368371" calcext:value-type="float">
            <text:p>0,0165183337</text:p>
          </table:table-cell>
          <table:table-cell table:style-name="ce2" table:formula="of:=+PEARSON([.$C$1:.$C$301];[.J$1:.J$301])" office:value-type="float" office:value="0.0309189925056007" calcext:value-type="float">
            <text:p>0,0309189925</text:p>
          </table:table-cell>
          <table:table-cell table:style-name="ce2" table:formula="of:=+PEARSON([.$C$1:.$C$301];[.K$1:.K$301])" office:value-type="float" office:value="-0.0358080971023639" calcext:value-type="float">
            <text:p>-0,0358080971</text:p>
          </table:table-cell>
          <table:table-cell table:style-name="ce2" table:formula="of:=+PEARSON([.$C$1:.$C$301];[.L$1:.L$301])" office:value-type="float" office:value="0.113097713124796" calcext:value-type="float">
            <text:p>0,1130977131</text:p>
          </table:table-cell>
          <table:table-cell table:style-name="ce2" table:formula="of:=+PEARSON([.$C$1:.$C$301];[.M$1:.M$301])" office:value-type="float" office:value="-0.0532067949604935" calcext:value-type="float">
            <text:p>-0,053206795</text:p>
          </table:table-cell>
          <table:table-cell table:style-name="ce2" table:formula="of:=+PEARSON([.$C$1:.$C$301];[.N$1:.N$301])" office:value-type="float" office:value="-0.0320196567367965" calcext:value-type="float">
            <text:p>-0,0320196567</text:p>
          </table:table-cell>
          <table:table-cell table:style-name="ce2" table:formula="of:=+PEARSON([.$C$1:.$C$301];[.O$1:.O$301])" office:value-type="float" office:value="-0.0252260404766638" calcext:value-type="float">
            <text:p>-0,0252260405</text:p>
          </table:table-cell>
          <table:table-cell table:style-name="ce2" table:formula="of:=+PEARSON([.$C$1:.$C$301];[.P$1:.P$301])" office:value-type="float" office:value="-0.0961834930716271" calcext:value-type="float">
            <text:p>-0,0961834931</text:p>
          </table:table-cell>
          <table:table-cell table:style-name="ce2" table:formula="of:=+PEARSON([.$C$1:.$C$301];[.Q$1:.Q$301])" office:value-type="float" office:value="0.0510492950822483" calcext:value-type="float">
            <text:p>0,0510492951</text:p>
          </table:table-cell>
          <table:table-cell table:style-name="ce2" table:formula="of:=+PEARSON([.$C$1:.$C$301];[.R$1:.R$301])" office:value-type="float" office:value="0.0259039316998395" calcext:value-type="float">
            <text:p>0,0259039317</text:p>
          </table:table-cell>
          <table:table-cell table:style-name="ce2" table:formula="of:=+PEARSON([.$C$1:.$C$301];[.S$1:.S$301])" office:value-type="float" office:value="-0.0509754151685442" calcext:value-type="float">
            <text:p>-0,0509754152</text:p>
          </table:table-cell>
          <table:table-cell table:style-name="ce2" table:formula="of:=+PEARSON([.$C$1:.$C$301];[.T$1:.T$301])" office:value-type="float" office:value="0.0358251354342836" calcext:value-type="float">
            <text:p>0,0358251354</text:p>
          </table:table-cell>
          <table:table-cell table:style-name="ce2" table:formula="of:=+PEARSON([.$C$1:.$C$301];[.U$1:.U$301])" office:value-type="float" office:value="0.0877590983152125" calcext:value-type="float">
            <text:p>0,0877590983</text:p>
          </table:table-cell>
          <table:table-cell table:style-name="ce2" table:formula="of:=+PEARSON([.$C$1:.$C$301];[.V$1:.V$301])" office:value-type="float" office:value="-0.0913411023280787" calcext:value-type="float">
            <text:p>-0,0913411023</text:p>
          </table:table-cell>
          <table:table-cell table:style-name="ce2" table:formula="of:=+PEARSON([.$C$1:.$C$301];[.W$1:.W$301])" office:value-type="float" office:value="-0.000151555514286338" calcext:value-type="float">
            <text:p>-0,0001515555</text:p>
          </table:table-cell>
          <table:table-cell table:style-name="ce2" table:formula="of:=+PEARSON([.$C$1:.$C$301];[.X$1:.X$301])" office:value-type="float" office:value="0.000151555514286291" calcext:value-type="float">
            <text:p>0,0001515555</text:p>
          </table:table-cell>
        </table:table-row>
        <table:table-row table:style-name="ro1">
          <table:table-cell office:value-type="string" calcext:value-type="string">
            <text:p>FrontEnd</text:p>
          </table:table-cell>
          <table:table-cell table:style-name="ce2" table:formula="of:=+PEARSON([.$D$1:.$D$301];[.B$1:.B$301])" office:value-type="float" office:value="-0.00931090442956897" calcext:value-type="float">
            <text:p>-0,0093109044</text:p>
          </table:table-cell>
          <table:table-cell table:style-name="ce2" table:formula="of:=+PEARSON([.$D$1:.$D$301];[.C$1:.C$301])" office:value-type="float" office:value="-0.045315098771617" calcext:value-type="float">
            <text:p>-0,0453150988</text:p>
          </table:table-cell>
          <table:table-cell table:style-name="ce2" table:formula="of:=+PEARSON([.$D$1:.$D$301];[.D$1:.D$301])" office:value-type="float" office:value="1" calcext:value-type="float">
            <text:p>1</text:p>
          </table:table-cell>
          <table:table-cell table:style-name="ce2" table:formula="of:=+PEARSON([.$D$1:.$D$301];[.E$1:.E$301])" office:value-type="float" office:value="0.110737161198126" calcext:value-type="float">
            <text:p>0,1107371612</text:p>
          </table:table-cell>
          <table:table-cell table:style-name="ce2" table:formula="of:=+PEARSON([.$D$1:.$D$301];[.F$1:.F$301])" office:value-type="float" office:value="0.0254643251339769" calcext:value-type="float">
            <text:p>0,0254643251</text:p>
          </table:table-cell>
          <table:table-cell table:style-name="ce2" table:formula="of:=+PEARSON([.$D$1:.$D$301];[.G$1:.G$301])" office:value-type="float" office:value="-0.13810363155277" calcext:value-type="float">
            <text:p>-0,1381036316</text:p>
          </table:table-cell>
          <table:table-cell table:style-name="ce2" table:formula="of:=+PEARSON([.$D$1:.$D$301];[.H$1:.H$301])" office:value-type="float" office:value="-0.0384804003271291" calcext:value-type="float">
            <text:p>-0,0384804003</text:p>
          </table:table-cell>
          <table:table-cell table:style-name="ce2" table:formula="of:=+PEARSON([.$D$1:.$D$301];[.I$1:.I$301])" office:value-type="float" office:value="-0.00764373150113676" calcext:value-type="float">
            <text:p>-0,0076437315</text:p>
          </table:table-cell>
          <table:table-cell table:style-name="ce2" table:formula="of:=+PEARSON([.$D$1:.$D$301];[.J$1:.J$301])" office:value-type="float" office:value="0.0398266102701894" calcext:value-type="float">
            <text:p>0,0398266103</text:p>
          </table:table-cell>
          <table:table-cell table:style-name="ce2" table:formula="of:=+PEARSON([.$D$1:.$D$301];[.K$1:.K$301])" office:value-type="float" office:value="-0.0172731534454754" calcext:value-type="float">
            <text:p>-0,0172731534</text:p>
          </table:table-cell>
          <table:table-cell table:style-name="ce2" table:formula="of:=+PEARSON([.$D$1:.$D$301];[.L$1:.L$301])" office:value-type="float" office:value="-0.0360205352341835" calcext:value-type="float">
            <text:p>-0,0360205352</text:p>
          </table:table-cell>
          <table:table-cell table:style-name="ce2" table:formula="of:=+PEARSON([.$D$1:.$D$301];[.M$1:.M$301])" office:value-type="float" office:value="-0.00411439029166052" calcext:value-type="float">
            <text:p>-0,0041143903</text:p>
          </table:table-cell>
          <table:table-cell table:style-name="ce2" table:formula="of:=+PEARSON([.$D$1:.$D$301];[.N$1:.N$301])" office:value-type="float" office:value="0.0151692118214042" calcext:value-type="float">
            <text:p>0,0151692118</text:p>
          </table:table-cell>
          <table:table-cell table:style-name="ce2" table:formula="of:=+PEARSON([.$D$1:.$D$301];[.O$1:.O$301])" office:value-type="float" office:value="0.023245680656506" calcext:value-type="float">
            <text:p>0,0232456807</text:p>
          </table:table-cell>
          <table:table-cell table:style-name="ce2" table:formula="of:=+PEARSON([.$D$1:.$D$301];[.P$1:.P$301])" office:value-type="float" office:value="0.126771544925671" calcext:value-type="float">
            <text:p>0,1267715449</text:p>
          </table:table-cell>
          <table:table-cell table:style-name="ce2" table:formula="of:=+PEARSON([.$D$1:.$D$301];[.Q$1:.Q$301])" office:value-type="float" office:value="0.0730191126214069" calcext:value-type="float">
            <text:p>0,0730191126</text:p>
          </table:table-cell>
          <table:table-cell table:style-name="ce2" table:formula="of:=+PEARSON([.$D$1:.$D$301];[.R$1:.R$301])" office:value-type="float" office:value="0.106780993249352" calcext:value-type="float">
            <text:p>0,1067809932</text:p>
          </table:table-cell>
          <table:table-cell table:style-name="ce2" table:formula="of:=+PEARSON([.$D$1:.$D$301];[.S$1:.S$301])" office:value-type="float" office:value="0.0361681247827175" calcext:value-type="float">
            <text:p>0,0361681248</text:p>
          </table:table-cell>
          <table:table-cell table:style-name="ce2" table:formula="of:=+PEARSON([.$D$1:.$D$301];[.T$1:.T$301])" office:value-type="float" office:value="-0.146517895401097" calcext:value-type="float">
            <text:p>-0,1465178954</text:p>
          </table:table-cell>
          <table:table-cell table:style-name="ce2" table:formula="of:=+PEARSON([.$D$1:.$D$301];[.U$1:.U$301])" office:value-type="float" office:value="-0.174642341929418" calcext:value-type="float">
            <text:p>-0,1746423419</text:p>
          </table:table-cell>
          <table:table-cell table:style-name="ce2" table:formula="of:=+PEARSON([.$D$1:.$D$301];[.V$1:.V$301])" office:value-type="float" office:value="-0.174642341929418" calcext:value-type="float">
            <text:p>-0,1746423419</text:p>
          </table:table-cell>
          <table:table-cell table:style-name="ce2" table:formula="of:=+PEARSON([.$D$1:.$D$301];[.W$1:.W$301])" office:value-type="float" office:value="0.02077091056828" calcext:value-type="float">
            <text:p>0,0207709106</text:p>
          </table:table-cell>
          <table:table-cell table:style-name="ce2" table:formula="of:=+PEARSON([.$D$1:.$D$301];[.X$1:.X$301])" office:value-type="float" office:value="-0.0207709105682801" calcext:value-type="float">
            <text:p>-0,0207709106</text:p>
          </table:table-cell>
        </table:table-row>
        <table:table-row table:style-name="ro1">
          <table:table-cell office:value-type="string" calcext:value-type="string">
            <text:p>Low Effort</text:p>
          </table:table-cell>
          <table:table-cell table:style-name="ce2" table:formula="of:=+PEARSON([.$E$1:.$E$301];[.B$1:.B$301])" office:value-type="float" office:value="-0.190698579314594" calcext:value-type="float">
            <text:p>-0,1906985793</text:p>
          </table:table-cell>
          <table:table-cell table:style-name="ce2" table:formula="of:=+PEARSON([.$E$1:.$E$301];[.C$1:.C$301])" office:value-type="float" office:value="0.0199512469669646" calcext:value-type="float">
            <text:p>0,019951247</text:p>
          </table:table-cell>
          <table:table-cell table:style-name="ce2" table:formula="of:=+PEARSON([.$E$1:.$E$301];[.D$1:.D$301])" office:value-type="float" office:value="0.110737161198126" calcext:value-type="float">
            <text:p>0,1107371612</text:p>
          </table:table-cell>
          <table:table-cell table:style-name="ce2" table:formula="of:=+PEARSON([.$E$1:.$E$301];[.E$1:.E$301])" office:value-type="float" office:value="1" calcext:value-type="float">
            <text:p>1</text:p>
          </table:table-cell>
          <table:table-cell table:style-name="ce2" table:formula="of:=+PEARSON([.$E$1:.$E$301];[.F$1:.F$301])" office:value-type="float" office:value="-0.515133327128538" calcext:value-type="float">
            <text:p>-0,5151333271</text:p>
          </table:table-cell>
          <table:table-cell table:style-name="ce2" table:formula="of:=+PEARSON([.$E$1:.$E$301];[.G$1:.G$301])" office:value-type="float" office:value="-0.488713888844257" calcext:value-type="float">
            <text:p>-0,4887138888</text:p>
          </table:table-cell>
          <table:table-cell table:style-name="ce2" table:formula="of:=+PEARSON([.$E$1:.$E$301];[.H$1:.H$301])" office:value-type="float" office:value="-0.0197066968302915" calcext:value-type="float">
            <text:p>-0,0197066968</text:p>
          </table:table-cell>
          <table:table-cell table:style-name="ce2" table:formula="of:=+PEARSON([.$E$1:.$E$301];[.I$1:.I$301])" office:value-type="float" office:value="-0.103572531945712" calcext:value-type="float">
            <text:p>-0,1035725319</text:p>
          </table:table-cell>
          <table:table-cell table:style-name="ce2" table:formula="of:=+PEARSON([.$E$1:.$E$301];[.J$1:.J$301])" office:value-type="float" office:value="0.12484665335379" calcext:value-type="float">
            <text:p>0,1248466534</text:p>
          </table:table-cell>
          <table:table-cell table:style-name="ce2" table:formula="of:=+PEARSON([.$E$1:.$E$301];[.K$1:.K$301])" office:value-type="float" office:value="-0.0291039448971504" calcext:value-type="float">
            <text:p>-0,0291039449</text:p>
          </table:table-cell>
          <table:table-cell table:style-name="ce2" table:formula="of:=+PEARSON([.$E$1:.$E$301];[.L$1:.L$301])" office:value-type="float" office:value="-0.0152135211625097" calcext:value-type="float">
            <text:p>-0,0152135212</text:p>
          </table:table-cell>
          <table:table-cell table:style-name="ce2" table:formula="of:=+PEARSON([.$E$1:.$E$301];[.M$1:.M$301])" office:value-type="float" office:value="0.0285069128191425" calcext:value-type="float">
            <text:p>0,0285069128</text:p>
          </table:table-cell>
          <table:table-cell table:style-name="ce2" table:formula="of:=+PEARSON([.$E$1:.$E$301];[.N$1:.N$301])" office:value-type="float" office:value="0.00476068199555365" calcext:value-type="float">
            <text:p>0,004760682</text:p>
          </table:table-cell>
          <table:table-cell table:style-name="ce2" table:formula="of:=+PEARSON([.$E$1:.$E$301];[.O$1:.O$301])" office:value-type="float" office:value="-0.0155925595135478" calcext:value-type="float">
            <text:p>-0,0155925595</text:p>
          </table:table-cell>
          <table:table-cell table:style-name="ce2" table:formula="of:=+PEARSON([.$E$1:.$E$301];[.P$1:.P$301])" office:value-type="float" office:value="0.372181242156734" calcext:value-type="float">
            <text:p>0,3721812422</text:p>
          </table:table-cell>
          <table:table-cell table:style-name="ce2" table:formula="of:=+PEARSON([.$E$1:.$E$301];[.Q$1:.Q$301])" office:value-type="float" office:value="0.319288615978672" calcext:value-type="float">
            <text:p>0,319288616</text:p>
          </table:table-cell>
          <table:table-cell table:style-name="ce2" table:formula="of:=+PEARSON([.$E$1:.$E$301];[.R$1:.R$301])" office:value-type="float" office:value="-0.0199792268616621" calcext:value-type="float">
            <text:p>-0,0199792269</text:p>
          </table:table-cell>
          <table:table-cell table:style-name="ce2" table:formula="of:=+PEARSON([.$E$1:.$E$301];[.S$1:.S$301])" office:value-type="float" office:value="-0.201310296739331" calcext:value-type="float">
            <text:p>-0,2013102967</text:p>
          </table:table-cell>
          <table:table-cell table:style-name="ce2" table:formula="of:=+PEARSON([.$E$1:.$E$301];[.T$1:.T$301])" office:value-type="float" office:value="-0.246173749692927" calcext:value-type="float">
            <text:p>-0,2461737497</text:p>
          </table:table-cell>
          <table:table-cell table:style-name="ce2" table:formula="of:=+PEARSON([.$E$1:.$E$301];[.U$1:.U$301])" office:value-type="float" office:value="-0.179988951512375" calcext:value-type="float">
            <text:p>-0,1799889515</text:p>
          </table:table-cell>
          <table:table-cell table:style-name="ce2" table:formula="of:=+PEARSON([.$E$1:.$E$301];[.V$1:.V$301])" office:value-type="float" office:value="-0.179988951512375" calcext:value-type="float">
            <text:p>-0,1799889515</text:p>
          </table:table-cell>
          <table:table-cell table:style-name="ce2" table:formula="of:=+PEARSON([.$E$1:.$E$301];[.W$1:.W$301])" office:value-type="float" office:value="-0.0353373691885077" calcext:value-type="float">
            <text:p>-0,0353373692</text:p>
          </table:table-cell>
          <table:table-cell table:style-name="ce2" table:formula="of:=+PEARSON([.$E$1:.$E$301];[.X$1:.X$301])" office:value-type="float" office:value="0.0353373691885077" calcext:value-type="float">
            <text:p>0,0353373692</text:p>
          </table:table-cell>
        </table:table-row>
        <table:table-row table:style-name="ro1">
          <table:table-cell office:value-type="string" calcext:value-type="string">
            <text:p>Medium Effort</text:p>
          </table:table-cell>
          <table:table-cell table:style-name="ce2" table:formula="of:=+PEARSON([.$F$1:.$F$301];[.B$1:.B$301])" office:value-type="float" office:value="-0.0190499763753981" calcext:value-type="float">
            <text:p>-0,0190499764</text:p>
          </table:table-cell>
          <table:table-cell table:style-name="ce2" table:formula="of:=+PEARSON([.$F$1:.$F$301];[.C$1:.C$301])" office:value-type="float" office:value="-0.0449386890321965" calcext:value-type="float">
            <text:p>-0,044938689</text:p>
          </table:table-cell>
          <table:table-cell table:style-name="ce2" table:formula="of:=+PEARSON([.$F$1:.$F$301];[.D$1:.D$301])" office:value-type="float" office:value="0.0254643251339769" calcext:value-type="float">
            <text:p>0,0254643251</text:p>
          </table:table-cell>
          <table:table-cell table:style-name="ce2" table:formula="of:=+PEARSON([.$F$1:.$F$301];[.E$1:.E$301])" office:value-type="float" office:value="-0.515133327128538" calcext:value-type="float">
            <text:p>-0,5151333271</text:p>
          </table:table-cell>
          <table:table-cell table:style-name="ce2" table:formula="of:=+PEARSON([.$F$1:.$F$301];[.F$1:.F$301])" office:value-type="float" office:value="1" calcext:value-type="float">
            <text:p>1</text:p>
          </table:table-cell>
          <table:table-cell table:style-name="ce2" table:formula="of:=+PEARSON([.$F$1:.$F$301];[.G$1:.G$301])" office:value-type="float" office:value="-0.49602781686415" calcext:value-type="float">
            <text:p>-0,4960278169</text:p>
          </table:table-cell>
          <table:table-cell table:style-name="ce2" table:formula="of:=+PEARSON([.$F$1:.$F$301];[.H$1:.H$301])" office:value-type="float" office:value="0.0291120283698702" calcext:value-type="float">
            <text:p>0,0291120284</text:p>
          </table:table-cell>
          <table:table-cell table:style-name="ce2" table:formula="of:=+PEARSON([.$F$1:.$F$301];[.I$1:.I$301])" office:value-type="float" office:value="0.18409238374108" calcext:value-type="float">
            <text:p>0,1840923837</text:p>
          </table:table-cell>
          <table:table-cell table:style-name="ce2" table:formula="of:=+PEARSON([.$F$1:.$F$301];[.J$1:.J$301])" office:value-type="float" office:value="-0.128187279319401" calcext:value-type="float">
            <text:p>-0,1281872793</text:p>
          </table:table-cell>
          <table:table-cell table:style-name="ce2" table:formula="of:=+PEARSON([.$F$1:.$F$301];[.K$1:.K$301])" office:value-type="float" office:value="-0.0739085636938742" calcext:value-type="float">
            <text:p>-0,0739085637</text:p>
          </table:table-cell>
          <table:table-cell table:style-name="ce2" table:formula="of:=+PEARSON([.$F$1:.$F$301];[.L$1:.L$301])" office:value-type="float" office:value="0.0817171780648487" calcext:value-type="float">
            <text:p>0,0817171781</text:p>
          </table:table-cell>
          <table:table-cell table:style-name="ce2" table:formula="of:=+PEARSON([.$F$1:.$F$301];[.M$1:.M$301])" office:value-type="float" office:value="-0.0932213704511668" calcext:value-type="float">
            <text:p>-0,0932213705</text:p>
          </table:table-cell>
          <table:table-cell table:style-name="ce2" table:formula="of:=+PEARSON([.$F$1:.$F$301];[.N$1:.N$301])" office:value-type="float" office:value="0.0652400598435409" calcext:value-type="float">
            <text:p>0,0652400598</text:p>
          </table:table-cell>
          <table:table-cell table:style-name="ce2" table:formula="of:=+PEARSON([.$F$1:.$F$301];[.O$1:.O$301])" office:value-type="float" office:value="-0.027630701645811" calcext:value-type="float">
            <text:p>-0,0276307016</text:p>
          </table:table-cell>
          <table:table-cell table:style-name="ce2" table:formula="of:=+PEARSON([.$F$1:.$F$301];[.P$1:.P$301])" office:value-type="float" office:value="-0.167216459295161" calcext:value-type="float">
            <text:p>-0,1672164593</text:p>
          </table:table-cell>
          <table:table-cell table:style-name="ce2" table:formula="of:=+PEARSON([.$F$1:.$F$301];[.Q$1:.Q$301])" office:value-type="float" office:value="-0.00103616165607789" calcext:value-type="float">
            <text:p>-0,0010361617</text:p>
          </table:table-cell>
          <table:table-cell table:style-name="ce2" table:formula="of:=+PEARSON([.$F$1:.$F$301];[.R$1:.R$301])" office:value-type="float" office:value="0.122494451395345" calcext:value-type="float">
            <text:p>0,1224944514</text:p>
          </table:table-cell>
          <table:table-cell table:style-name="ce2" table:formula="of:=+PEARSON([.$F$1:.$F$301];[.S$1:.S$301])" office:value-type="float" office:value="0.141495608345277" calcext:value-type="float">
            <text:p>0,1414956083</text:p>
          </table:table-cell>
          <table:table-cell table:style-name="ce2" table:formula="of:=+PEARSON([.$F$1:.$F$301];[.T$1:.T$301])" office:value-type="float" office:value="0.0685289880686477" calcext:value-type="float">
            <text:p>0,0685289881</text:p>
          </table:table-cell>
          <table:table-cell table:style-name="ce2" table:formula="of:=+PEARSON([.$F$1:.$F$301];[.U$1:.U$301])" office:value-type="float" office:value="-0.153122313554127" calcext:value-type="float">
            <text:p>-0,1531223136</text:p>
          </table:table-cell>
          <table:table-cell table:style-name="ce2" table:formula="of:=+PEARSON([.$F$1:.$F$301];[.V$1:.V$301])" office:value-type="float" office:value="-0.182682605746044" calcext:value-type="float">
            <text:p>-0,1826826057</text:p>
          </table:table-cell>
          <table:table-cell table:style-name="ce2" table:formula="of:=+PEARSON([.$F$1:.$F$301];[.W$1:.W$301])" office:value-type="float" office:value="-0.0404727682384821" calcext:value-type="float">
            <text:p>-0,0404727682</text:p>
          </table:table-cell>
          <table:table-cell table:style-name="ce2" table:formula="of:=+PEARSON([.$F$1:.$F$301];[.X$1:.X$301])" office:value-type="float" office:value="0.0404727682384821" calcext:value-type="float">
            <text:p>0,0404727682</text:p>
          </table:table-cell>
        </table:table-row>
        <table:table-row table:style-name="ro1">
          <table:table-cell office:value-type="string" calcext:value-type="string">
            <text:p>High Effort</text:p>
          </table:table-cell>
          <table:table-cell table:style-name="ce2" table:formula="of:=+PEARSON([.$G$1:.$G$301];[.B$1:.B$301])" office:value-type="float" office:value="0.21258049477573" calcext:value-type="float">
            <text:p>0,2125804948</text:p>
          </table:table-cell>
          <table:table-cell table:style-name="ce2" table:formula="of:=+PEARSON([.$G$1:.$G$301];[.C$1:.C$301])" office:value-type="float" office:value="0.0255307874606708" calcext:value-type="float">
            <text:p>0,0255307875</text:p>
          </table:table-cell>
          <table:table-cell table:style-name="ce2" table:formula="of:=+PEARSON([.$G$1:.$G$301];[.D$1:.D$301])" office:value-type="float" office:value="-0.13810363155277" calcext:value-type="float">
            <text:p>-0,1381036316</text:p>
          </table:table-cell>
          <table:table-cell table:style-name="ce2" table:formula="of:=+PEARSON([.$G$1:.$G$301];[.E$1:.E$301])" office:value-type="float" office:value="-0.488713888844257" calcext:value-type="float">
            <text:p>-0,4887138888</text:p>
          </table:table-cell>
          <table:table-cell table:style-name="ce2" table:formula="of:=+PEARSON([.$G$1:.$G$301];[.F$1:.F$301])" office:value-type="float" office:value="-0.49602781686415" calcext:value-type="float">
            <text:p>-0,4960278169</text:p>
          </table:table-cell>
          <table:table-cell table:style-name="ce2" table:formula="of:=+PEARSON([.$G$1:.$G$301];[.G$1:.G$301])" office:value-type="float" office:value="1" calcext:value-type="float">
            <text:p>1</text:p>
          </table:table-cell>
          <table:table-cell table:style-name="ce2" table:formula="of:=+PEARSON([.$G$1:.$G$301];[.H$1:.H$301])" office:value-type="float" office:value="-0.00966872599303463" calcext:value-type="float">
            <text:p>-0,009668726</text:p>
          </table:table-cell>
          <table:table-cell table:style-name="ce2" table:formula="of:=+PEARSON([.$G$1:.$G$301];[.I$1:.I$301])" office:value-type="float" office:value="-0.0824603559790999" calcext:value-type="float">
            <text:p>-0,082460356</text:p>
          </table:table-cell>
          <table:table-cell table:style-name="ce2" table:formula="of:=+PEARSON([.$G$1:.$G$301];[.J$1:.J$301])" office:value-type="float" office:value="0.00400305721568015" calcext:value-type="float">
            <text:p>0,0040030572</text:p>
          </table:table-cell>
          <table:table-cell table:style-name="ce2" table:formula="of:=+PEARSON([.$G$1:.$G$301];[.K$1:.K$301])" office:value-type="float" office:value="0.104714953177346" calcext:value-type="float">
            <text:p>0,1047149532</text:p>
          </table:table-cell>
          <table:table-cell table:style-name="ce2" table:formula="of:=+PEARSON([.$G$1:.$G$301];[.L$1:.L$301])" office:value-type="float" office:value="-0.0677668744570334" calcext:value-type="float">
            <text:p>-0,0677668745</text:p>
          </table:table-cell>
          <table:table-cell table:style-name="ce2" table:formula="of:=+PEARSON([.$G$1:.$G$301];[.M$1:.M$301])" office:value-type="float" office:value="0.0660098361984448" calcext:value-type="float">
            <text:p>0,0660098362</text:p>
          </table:table-cell>
          <table:table-cell table:style-name="ce2" table:formula="of:=+PEARSON([.$G$1:.$G$301];[.N$1:.N$301])" office:value-type="float" office:value="-0.0712301032166126" calcext:value-type="float">
            <text:p>-0,0712301032</text:p>
          </table:table-cell>
          <table:table-cell table:style-name="ce2" table:formula="of:=+PEARSON([.$G$1:.$G$301];[.O$1:.O$301])" office:value-type="float" office:value="0.043921274086409" calcext:value-type="float">
            <text:p>0,0439212741</text:p>
          </table:table-cell>
          <table:table-cell table:style-name="ce2" table:formula="of:=+PEARSON([.$G$1:.$G$301];[.P$1:.P$301])" office:value-type="float" office:value="-0.206835075998008" calcext:value-type="float">
            <text:p>-0,206835076</text:p>
          </table:table-cell>
          <table:table-cell table:style-name="ce2" table:formula="of:=+PEARSON([.$G$1:.$G$301];[.Q$1:.Q$301])" office:value-type="float" office:value="-0.322404836965884" calcext:value-type="float">
            <text:p>-0,322404837</text:p>
          </table:table-cell>
          <table:table-cell table:style-name="ce2" table:formula="of:=+PEARSON([.$G$1:.$G$301];[.R$1:.R$301])" office:value-type="float" office:value="-0.104445709263885" calcext:value-type="float">
            <text:p>-0,1044457093</text:p>
          </table:table-cell>
          <table:table-cell table:style-name="ce2" table:formula="of:=+PEARSON([.$G$1:.$G$301];[.S$1:.S$301])" office:value-type="float" office:value="0.059913022825267" calcext:value-type="float">
            <text:p>0,0599130228</text:p>
          </table:table-cell>
          <table:table-cell table:style-name="ce2" table:formula="of:=+PEARSON([.$G$1:.$G$301];[.T$1:.T$301])" office:value-type="float" office:value="0.179634557942993" calcext:value-type="float">
            <text:p>0,1796345579</text:p>
          </table:table-cell>
          <table:table-cell table:style-name="ce2" table:formula="of:=+PEARSON([.$G$1:.$G$301];[.U$1:.U$301])" office:value-type="float" office:value="0.338201912379706" calcext:value-type="float">
            <text:p>0,3382019124</text:p>
          </table:table-cell>
          <table:table-cell table:style-name="ce2" table:formula="of:=+PEARSON([.$G$1:.$G$301];[.V$1:.V$301])" office:value-type="float" office:value="0.36829105049178" calcext:value-type="float">
            <text:p>0,3682910505</text:p>
          </table:table-cell>
          <table:table-cell table:style-name="ce2" table:formula="of:=+PEARSON([.$G$1:.$G$301];[.W$1:.W$301])" office:value-type="float" office:value="0.0769958299807476" calcext:value-type="float">
            <text:p>0,07699583</text:p>
          </table:table-cell>
          <table:table-cell table:style-name="ce2" table:formula="of:=+PEARSON([.$G$1:.$G$301];[.X$1:.X$301])" office:value-type="float" office:value="-0.0769958299807476" calcext:value-type="float">
            <text:p>-0,0769958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2" table:formula="of:=+PEARSON([.$H$1:.$H$301];[.B$1:.B$301])" office:value-type="float" office:value="0.0163689926037658" calcext:value-type="float">
            <text:p>0,0163689926</text:p>
          </table:table-cell>
          <table:table-cell table:style-name="ce2" table:formula="of:=+PEARSON([.$H$1:.$H$301];[.C$1:.C$301])" office:value-type="float" office:value="-0.0375682477117252" calcext:value-type="float">
            <text:p>-0,0375682477</text:p>
          </table:table-cell>
          <table:table-cell table:style-name="ce2" table:formula="of:=+PEARSON([.$H$1:.$H$301];[.D$1:.D$301])" office:value-type="float" office:value="-0.0384804003271291" calcext:value-type="float">
            <text:p>-0,0384804003</text:p>
          </table:table-cell>
          <table:table-cell table:style-name="ce2" table:formula="of:=+PEARSON([.$H$1:.$H$301];[.E$1:.E$301])" office:value-type="float" office:value="-0.0197066968302915" calcext:value-type="float">
            <text:p>-0,0197066968</text:p>
          </table:table-cell>
          <table:table-cell table:style-name="ce2" table:formula="of:=+PEARSON([.$H$1:.$H$301];[.F$1:.F$301])" office:value-type="float" office:value="0.0291120283698702" calcext:value-type="float">
            <text:p>0,0291120284</text:p>
          </table:table-cell>
          <table:table-cell table:style-name="ce2" table:formula="of:=+PEARSON([.$H$1:.$H$301];[.G$1:.G$301])" office:value-type="float" office:value="-0.00966872599303463" calcext:value-type="float">
            <text:p>-0,009668726</text:p>
          </table:table-cell>
          <table:table-cell table:style-name="ce2" table:formula="of:=+PEARSON([.$H$1:.$H$301];[.H$1:.H$301])" office:value-type="float" office:value="1" calcext:value-type="float">
            <text:p>1</text:p>
          </table:table-cell>
          <table:table-cell table:style-name="ce2" table:formula="of:=+PEARSON([.$H$1:.$H$301];[.I$1:.I$301])" office:value-type="float" office:value="-0.181181673348743" calcext:value-type="float">
            <text:p>-0,1811816733</text:p>
          </table:table-cell>
          <table:table-cell table:style-name="ce2" table:formula="of:=+PEARSON([.$H$1:.$H$301];[.J$1:.J$301])" office:value-type="float" office:value="-0.280569269201383" calcext:value-type="float">
            <text:p>-0,2805692692</text:p>
          </table:table-cell>
          <table:table-cell table:style-name="ce2" table:formula="of:=+PEARSON([.$H$1:.$H$301];[.K$1:.K$301])" office:value-type="float" office:value="-0.122626996437431" calcext:value-type="float">
            <text:p>-0,1226269964</text:p>
          </table:table-cell>
          <table:table-cell table:style-name="ce2" table:formula="of:=+PEARSON([.$H$1:.$H$301];[.L$1:.L$301])" office:value-type="float" office:value="-0.0542497346575381" calcext:value-type="float">
            <text:p>-0,0542497347</text:p>
          </table:table-cell>
          <table:table-cell table:style-name="ce2" table:formula="of:=+PEARSON([.$H$1:.$H$301];[.M$1:.M$301])" office:value-type="float" office:value="0.065099563942881" calcext:value-type="float">
            <text:p>0,0650995639</text:p>
          </table:table-cell>
          <table:table-cell table:style-name="ce2" table:formula="of:=+PEARSON([.$H$1:.$H$301];[.N$1:.N$301])" office:value-type="float" office:value="-0.0656947427630367" calcext:value-type="float">
            <text:p>-0,0656947428</text:p>
          </table:table-cell>
          <table:table-cell table:style-name="ce2" table:formula="of:=+PEARSON([.$H$1:.$H$301];[.O$1:.O$301])" office:value-type="float" office:value="0.0300591701776361" calcext:value-type="float">
            <text:p>0,0300591702</text:p>
          </table:table-cell>
          <table:table-cell table:style-name="ce2" table:formula="of:=+PEARSON([.$H$1:.$H$301];[.P$1:.P$301])" office:value-type="float" office:value="-0.0415520581480212" calcext:value-type="float">
            <text:p>-0,0415520581</text:p>
          </table:table-cell>
          <table:table-cell table:style-name="ce2" table:formula="of:=+PEARSON([.$H$1:.$H$301];[.Q$1:.Q$301])" office:value-type="float" office:value="0.0117762552148191" calcext:value-type="float">
            <text:p>0,0117762552</text:p>
          </table:table-cell>
          <table:table-cell table:style-name="ce2" table:formula="of:=+PEARSON([.$H$1:.$H$301];[.R$1:.R$301])" office:value-type="float" office:value="-0.030610417190748" calcext:value-type="float">
            <text:p>-0,0306104172</text:p>
          </table:table-cell>
          <table:table-cell table:style-name="ce2" table:formula="of:=+PEARSON([.$H$1:.$H$301];[.S$1:.S$301])" office:value-type="float" office:value="0.0312455022747905" calcext:value-type="float">
            <text:p>0,0312455023</text:p>
          </table:table-cell>
          <table:table-cell table:style-name="ce2" table:formula="of:=+PEARSON([.$H$1:.$H$301];[.T$1:.T$301])" office:value-type="float" office:value="0.0221869527932664" calcext:value-type="float">
            <text:p>0,0221869528</text:p>
          </table:table-cell>
          <table:table-cell table:style-name="ce2" table:formula="of:=+PEARSON([.$H$1:.$H$301];[.U$1:.U$301])" office:value-type="float" office:value="-0.020046577719984" calcext:value-type="float">
            <text:p>-0,0200465777</text:p>
          </table:table-cell>
          <table:table-cell table:style-name="ce2" table:formula="of:=+PEARSON([.$H$1:.$H$301];[.V$1:.V$301])" office:value-type="float" office:value="0.0327075741747108" calcext:value-type="float">
            <text:p>0,0327075742</text:p>
          </table:table-cell>
          <table:table-cell table:style-name="ce2" table:formula="of:=+PEARSON([.$H$1:.$H$301];[.W$1:.W$301])" office:value-type="float" office:value="0.0116958989393362" calcext:value-type="float">
            <text:p>0,0116958989</text:p>
          </table:table-cell>
          <table:table-cell table:style-name="ce2" table:formula="of:=+PEARSON([.$H$1:.$H$301];[.X$1:.X$301])" office:value-type="float" office:value="-0.0116958989393362" calcext:value-type="float">
            <text:p>-0,011695898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style-name="ce2" table:formula="of:=+PEARSON([.$I$1:.$I$301];[.B$1:.B$301])" office:value-type="float" office:value="-0.0483244663213196" calcext:value-type="float">
            <text:p>-0,0483244663</text:p>
          </table:table-cell>
          <table:table-cell table:style-name="ce2" table:formula="of:=+PEARSON([.$I$1:.$I$301];[.C$1:.C$301])" office:value-type="float" office:value="0.01651833368371" calcext:value-type="float">
            <text:p>0,0165183337</text:p>
          </table:table-cell>
          <table:table-cell table:style-name="ce2" table:formula="of:=+PEARSON([.$I$1:.$I$301];[.D$1:.D$301])" office:value-type="float" office:value="-0.00764373150113676" calcext:value-type="float">
            <text:p>-0,0076437315</text:p>
          </table:table-cell>
          <table:table-cell table:style-name="ce2" table:formula="of:=+PEARSON([.$I$1:.$I$301];[.E$1:.E$301])" office:value-type="float" office:value="-0.103572531945712" calcext:value-type="float">
            <text:p>-0,1035725319</text:p>
          </table:table-cell>
          <table:table-cell table:style-name="ce2" table:formula="of:=+PEARSON([.$I$1:.$I$301];[.F$1:.F$301])" office:value-type="float" office:value="0.18409238374108" calcext:value-type="float">
            <text:p>0,1840923837</text:p>
          </table:table-cell>
          <table:table-cell table:style-name="ce2" table:formula="of:=+PEARSON([.$I$1:.$I$301];[.G$1:.G$301])" office:value-type="float" office:value="-0.0824603559790999" calcext:value-type="float">
            <text:p>-0,082460356</text:p>
          </table:table-cell>
          <table:table-cell table:style-name="ce2" table:formula="of:=+PEARSON([.$I$1:.$I$301];[.H$1:.H$301])" office:value-type="float" office:value="-0.181181673348743" calcext:value-type="float">
            <text:p>-0,1811816733</text:p>
          </table:table-cell>
          <table:table-cell table:style-name="ce2" table:formula="of:=+PEARSON([.$I$1:.$I$301];[.I$1:.I$301])" office:value-type="float" office:value="1" calcext:value-type="float">
            <text:p>1</text:p>
          </table:table-cell>
          <table:table-cell table:style-name="ce2" table:formula="of:=+PEARSON([.$I$1:.$I$301];[.J$1:.J$301])" office:value-type="float" office:value="-0.61221829054378" calcext:value-type="float">
            <text:p>-0,6122182905</text:p>
          </table:table-cell>
          <table:table-cell table:style-name="ce2" table:formula="of:=+PEARSON([.$I$1:.$I$301];[.K$1:.K$301])" office:value-type="float" office:value="-0.267579162704226" calcext:value-type="float">
            <text:p>-0,2675791627</text:p>
          </table:table-cell>
          <table:table-cell table:style-name="ce2" table:formula="of:=+PEARSON([.$I$1:.$I$301];[.L$1:.L$301])" office:value-type="float" office:value="0.0444538975245229" calcext:value-type="float">
            <text:p>0,0444538975</text:p>
          </table:table-cell>
          <table:table-cell table:style-name="ce2" table:formula="of:=+PEARSON([.$I$1:.$I$301];[.M$1:.M$301])" office:value-type="float" office:value="-0.00427081421758987" calcext:value-type="float">
            <text:p>-0,0042708142</text:p>
          </table:table-cell>
          <table:table-cell table:style-name="ce2" table:formula="of:=+PEARSON([.$I$1:.$I$301];[.N$1:.N$301])" office:value-type="float" office:value="0.00192023489135359" calcext:value-type="float">
            <text:p>0,0019202349</text:p>
          </table:table-cell>
          <table:table-cell table:style-name="ce2" table:formula="of:=+PEARSON([.$I$1:.$I$301];[.O$1:.O$301])" office:value-type="float" office:value="-0.0339008831095658" calcext:value-type="float">
            <text:p>-0,0339008831</text:p>
          </table:table-cell>
          <table:table-cell table:style-name="ce2" table:formula="of:=+PEARSON([.$I$1:.$I$301];[.P$1:.P$301])" office:value-type="float" office:value="-0.0289946797927919" calcext:value-type="float">
            <text:p>-0,0289946798</text:p>
          </table:table-cell>
          <table:table-cell table:style-name="ce2" table:formula="of:=+PEARSON([.$I$1:.$I$301];[.Q$1:.Q$301])" office:value-type="float" office:value="-0.0807371235838813" calcext:value-type="float">
            <text:p>-0,0807371236</text:p>
          </table:table-cell>
          <table:table-cell table:style-name="ce2" table:formula="of:=+PEARSON([.$I$1:.$I$301];[.R$1:.R$301])" office:value-type="float" office:value="0.0903679359153439" calcext:value-type="float">
            <text:p>0,0903679359</text:p>
          </table:table-cell>
          <table:table-cell table:style-name="ce2" table:formula="of:=+PEARSON([.$I$1:.$I$301];[.S$1:.S$301])" office:value-type="float" office:value="0.115931651718143" calcext:value-type="float">
            <text:p>0,1159316517</text:p>
          </table:table-cell>
          <table:table-cell table:style-name="ce2" table:formula="of:=+PEARSON([.$I$1:.$I$301];[.T$1:.T$301])" office:value-type="float" office:value="-0.0734880541957669" calcext:value-type="float">
            <text:p>-0,0734880542</text:p>
          </table:table-cell>
          <table:table-cell table:style-name="ce2" table:formula="of:=+PEARSON([.$I$1:.$I$301];[.U$1:.U$301])" office:value-type="float" office:value="-0.0965591533283635" calcext:value-type="float">
            <text:p>-0,0965591533</text:p>
          </table:table-cell>
          <table:table-cell table:style-name="ce2" table:formula="of:=+PEARSON([.$I$1:.$I$301];[.V$1:.V$301])" office:value-type="float" office:value="0.0280333025792015" calcext:value-type="float">
            <text:p>0,0280333026</text:p>
          </table:table-cell>
          <table:table-cell table:style-name="ce2" table:formula="of:=+PEARSON([.$I$1:.$I$301];[.W$1:.W$301])" office:value-type="float" office:value="-0.0398001191955745" calcext:value-type="float">
            <text:p>-0,0398001192</text:p>
          </table:table-cell>
          <table:table-cell table:style-name="ce2" table:formula="of:=+PEARSON([.$I$1:.$I$301];[.X$1:.X$301])" office:value-type="float" office:value="0.0398001191955745" calcext:value-type="float">
            <text:p>0,039800119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style-name="ce2" table:formula="of:=+PEARSON([.$J$1:.$J$301];[.B$1:.B$301])" office:value-type="float" office:value="-0.00938368995886861" calcext:value-type="float">
            <text:p>-0,00938369</text:p>
          </table:table-cell>
          <table:table-cell table:style-name="ce2" table:formula="of:=+PEARSON([.$J$1:.$J$301];[.C$1:.C$301])" office:value-type="float" office:value="0.0309189925056007" calcext:value-type="float">
            <text:p>0,0309189925</text:p>
          </table:table-cell>
          <table:table-cell table:style-name="ce2" table:formula="of:=+PEARSON([.$J$1:.$J$301];[.D$1:.D$301])" office:value-type="float" office:value="0.0398266102701894" calcext:value-type="float">
            <text:p>0,0398266103</text:p>
          </table:table-cell>
          <table:table-cell table:style-name="ce2" table:formula="of:=+PEARSON([.$J$1:.$J$301];[.E$1:.E$301])" office:value-type="float" office:value="0.12484665335379" calcext:value-type="float">
            <text:p>0,1248466534</text:p>
          </table:table-cell>
          <table:table-cell table:style-name="ce2" table:formula="of:=+PEARSON([.$J$1:.$J$301];[.F$1:.F$301])" office:value-type="float" office:value="-0.128187279319401" calcext:value-type="float">
            <text:p>-0,1281872793</text:p>
          </table:table-cell>
          <table:table-cell table:style-name="ce2" table:formula="of:=+PEARSON([.$J$1:.$J$301];[.G$1:.G$301])" office:value-type="float" office:value="0.00400305721568015" calcext:value-type="float">
            <text:p>0,0040030572</text:p>
          </table:table-cell>
          <table:table-cell table:style-name="ce2" table:formula="of:=+PEARSON([.$J$1:.$J$301];[.H$1:.H$301])" office:value-type="float" office:value="-0.280569269201383" calcext:value-type="float">
            <text:p>-0,2805692692</text:p>
          </table:table-cell>
          <table:table-cell table:style-name="ce2" table:formula="of:=+PEARSON([.$J$1:.$J$301];[.I$1:.I$301])" office:value-type="float" office:value="-0.61221829054378" calcext:value-type="float">
            <text:p>-0,6122182905</text:p>
          </table:table-cell>
          <table:table-cell table:style-name="ce2" table:formula="of:=+PEARSON([.$J$1:.$J$301];[.J$1:.J$301])" office:value-type="float" office:value="1" calcext:value-type="float">
            <text:p>1</text:p>
          </table:table-cell>
          <table:table-cell table:style-name="ce2" table:formula="of:=+PEARSON([.$J$1:.$J$301];[.K$1:.K$301])" office:value-type="float" office:value="-0.414360286809677" calcext:value-type="float">
            <text:p>-0,4143602868</text:p>
          </table:table-cell>
          <table:table-cell table:style-name="ce2" table:formula="of:=+PEARSON([.$J$1:.$J$301];[.L$1:.L$301])" office:value-type="float" office:value="0.0136154051557812" calcext:value-type="float">
            <text:p>0,0136154052</text:p>
          </table:table-cell>
          <table:table-cell table:style-name="ce2" table:formula="of:=+PEARSON([.$J$1:.$J$301];[.M$1:.M$301])" office:value-type="float" office:value="-0.053905194824411" calcext:value-type="float">
            <text:p>-0,0539051948</text:p>
          </table:table-cell>
          <table:table-cell table:style-name="ce2" table:formula="of:=+PEARSON([.$J$1:.$J$301];[.N$1:.N$301])" office:value-type="float" office:value="-0.0422411844664484" calcext:value-type="float">
            <text:p>-0,0422411845</text:p>
          </table:table-cell>
          <table:table-cell table:style-name="ce2" table:formula="of:=+PEARSON([.$J$1:.$J$301];[.O$1:.O$301])" office:value-type="float" office:value="0.0634641839575312" calcext:value-type="float">
            <text:p>0,063464184</text:p>
          </table:table-cell>
          <table:table-cell table:style-name="ce2" table:formula="of:=+PEARSON([.$J$1:.$J$301];[.P$1:.P$301])" office:value-type="float" office:value="-0.0281510698766062" calcext:value-type="float">
            <text:p>-0,0281510699</text:p>
          </table:table-cell>
          <table:table-cell table:style-name="ce2" table:formula="of:=+PEARSON([.$J$1:.$J$301];[.Q$1:.Q$301])" office:value-type="float" office:value="0.178319861855572" calcext:value-type="float">
            <text:p>0,1783198619</text:p>
          </table:table-cell>
          <table:table-cell table:style-name="ce2" table:formula="of:=+PEARSON([.$J$1:.$J$301];[.R$1:.R$301])" office:value-type="float" office:value="-0.0902676533869257" calcext:value-type="float">
            <text:p>-0,0902676534</text:p>
          </table:table-cell>
          <table:table-cell table:style-name="ce2" table:formula="of:=+PEARSON([.$J$1:.$J$301];[.S$1:.S$301])" office:value-type="float" office:value="-0.0961701316830309" calcext:value-type="float">
            <text:p>-0,0961701317</text:p>
          </table:table-cell>
          <table:table-cell table:style-name="ce2" table:formula="of:=+PEARSON([.$J$1:.$J$301];[.T$1:.T$301])" office:value-type="float" office:value="0.0524266617244995" calcext:value-type="float">
            <text:p>0,0524266617</text:p>
          </table:table-cell>
          <table:table-cell table:style-name="ce2" table:formula="of:=+PEARSON([.$J$1:.$J$301];[.U$1:.U$301])" office:value-type="float" office:value="-0.0213421049871923" calcext:value-type="float">
            <text:p>-0,021342105</text:p>
          </table:table-cell>
          <table:table-cell table:style-name="ce2" table:formula="of:=+PEARSON([.$J$1:.$J$301];[.V$1:.V$301])" office:value-type="float" office:value="-0.0213421049871927" calcext:value-type="float">
            <text:p>-0,021342105</text:p>
          </table:table-cell>
          <table:table-cell table:style-name="ce2" table:formula="of:=+PEARSON([.$J$1:.$J$301];[.W$1:.W$301])" office:value-type="float" office:value="-0.0255688738966131" calcext:value-type="float">
            <text:p>-0,0255688739</text:p>
          </table:table-cell>
          <table:table-cell table:style-name="ce2" table:formula="of:=+PEARSON([.$J$1:.$J$301];[.X$1:.X$301])" office:value-type="float" office:value="0.0255688738966131" calcext:value-type="float">
            <text:p>0,025568873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style-name="ce2" table:formula="of:=+PEARSON([.$K$1:.$K$301];[.B$1:.B$301])" office:value-type="float" office:value="0.0613663883459318" calcext:value-type="float">
            <text:p>0,0613663883</text:p>
          </table:table-cell>
          <table:table-cell table:style-name="ce2" table:formula="of:=+PEARSON([.$K$1:.$K$301];[.C$1:.C$301])" office:value-type="float" office:value="-0.0358080971023639" calcext:value-type="float">
            <text:p>-0,0358080971</text:p>
          </table:table-cell>
          <table:table-cell table:style-name="ce2" table:formula="of:=+PEARSON([.$K$1:.$K$301];[.D$1:.D$301])" office:value-type="float" office:value="-0.0172731534454754" calcext:value-type="float">
            <text:p>-0,0172731534</text:p>
          </table:table-cell>
          <table:table-cell table:style-name="ce2" table:formula="of:=+PEARSON([.$K$1:.$K$301];[.E$1:.E$301])" office:value-type="float" office:value="-0.0291039448971504" calcext:value-type="float">
            <text:p>-0,0291039449</text:p>
          </table:table-cell>
          <table:table-cell table:style-name="ce2" table:formula="of:=+PEARSON([.$K$1:.$K$301];[.F$1:.F$301])" office:value-type="float" office:value="-0.0739085636938742" calcext:value-type="float">
            <text:p>-0,0739085637</text:p>
          </table:table-cell>
          <table:table-cell table:style-name="ce2" table:formula="of:=+PEARSON([.$K$1:.$K$301];[.G$1:.G$301])" office:value-type="float" office:value="0.104714953177346" calcext:value-type="float">
            <text:p>0,1047149532</text:p>
          </table:table-cell>
          <table:table-cell table:style-name="ce2" table:formula="of:=+PEARSON([.$K$1:.$K$301];[.H$1:.H$301])" office:value-type="float" office:value="-0.122626996437431" calcext:value-type="float">
            <text:p>-0,1226269964</text:p>
          </table:table-cell>
          <table:table-cell table:style-name="ce2" table:formula="of:=+PEARSON([.$K$1:.$K$301];[.I$1:.I$301])" office:value-type="float" office:value="-0.267579162704226" calcext:value-type="float">
            <text:p>-0,2675791627</text:p>
          </table:table-cell>
          <table:table-cell table:style-name="ce2" table:formula="of:=+PEARSON([.$K$1:.$K$301];[.J$1:.J$301])" office:value-type="float" office:value="-0.414360286809677" calcext:value-type="float">
            <text:p>-0,4143602868</text:p>
          </table:table-cell>
          <table:table-cell table:style-name="ce2" table:formula="of:=+PEARSON([.$K$1:.$K$301];[.K$1:.K$301])" office:value-type="float" office:value="1" calcext:value-type="float">
            <text:p>1</text:p>
          </table:table-cell>
          <table:table-cell table:style-name="ce2" table:formula="of:=+PEARSON([.$K$1:.$K$301];[.L$1:.L$301])" office:value-type="float" office:value="-0.0344237625497804" calcext:value-type="float">
            <text:p>-0,0344237625</text:p>
          </table:table-cell>
          <table:table-cell table:style-name="ce2" table:formula="of:=+PEARSON([.$K$1:.$K$301];[.M$1:.M$301])" office:value-type="float" office:value="0.0320475511131806" calcext:value-type="float">
            <text:p>0,0320475511</text:p>
          </table:table-cell>
          <table:table-cell table:style-name="ce2" table:formula="of:=+PEARSON([.$K$1:.$K$301];[.N$1:.N$301])" office:value-type="float" office:value="0.104706529383241" calcext:value-type="float">
            <text:p>0,1047065294</text:p>
          </table:table-cell>
          <table:table-cell table:style-name="ce2" table:formula="of:=+PEARSON([.$K$1:.$K$301];[.O$1:.O$301])" office:value-type="float" office:value="-0.0678365750344058" calcext:value-type="float">
            <text:p>-0,067836575</text:p>
          </table:table-cell>
          <table:table-cell table:style-name="ce2" table:formula="of:=+PEARSON([.$K$1:.$K$301];[.P$1:.P$301])" office:value-type="float" office:value="0.105996488961156" calcext:value-type="float">
            <text:p>0,105996489</text:p>
          </table:table-cell>
          <table:table-cell table:style-name="ce2" table:formula="of:=+PEARSON([.$K$1:.$K$301];[.Q$1:.Q$301])" office:value-type="float" office:value="-0.155089111361682" calcext:value-type="float">
            <text:p>-0,1550891114</text:p>
          </table:table-cell>
          <table:table-cell table:style-name="ce2" table:formula="of:=+PEARSON([.$K$1:.$K$301];[.R$1:.R$301])" office:value-type="float" office:value="0.034805516415397" calcext:value-type="float">
            <text:p>0,0348055164</text:p>
          </table:table-cell>
          <table:table-cell table:style-name="ce2" table:formula="of:=+PEARSON([.$K$1:.$K$301];[.S$1:.S$301])" office:value-type="float" office:value="-0.0346537086789973" calcext:value-type="float">
            <text:p>-0,0346537087</text:p>
          </table:table-cell>
          <table:table-cell table:style-name="ce2" table:formula="of:=+PEARSON([.$K$1:.$K$301];[.T$1:.T$301])" office:value-type="float" office:value="0.00279717650054366" calcext:value-type="float">
            <text:p>0,0027971765</text:p>
          </table:table-cell>
          <table:table-cell table:style-name="ce2" table:formula="of:=+PEARSON([.$K$1:.$K$301];[.U$1:.U$301])" office:value-type="float" office:value="0.165169757229719" calcext:value-type="float">
            <text:p>0,1651697572</text:p>
          </table:table-cell>
          <table:table-cell table:style-name="ce2" table:formula="of:=+PEARSON([.$K$1:.$K$301];[.V$1:.V$301])" office:value-type="float" office:value="-0.0296058998807989" calcext:value-type="float">
            <text:p>-0,0296058999</text:p>
          </table:table-cell>
          <table:table-cell table:style-name="ce2" table:formula="of:=+PEARSON([.$K$1:.$K$301];[.W$1:.W$301])" office:value-type="float" office:value="0.0766084133726811" calcext:value-type="float">
            <text:p>0,0766084134</text:p>
          </table:table-cell>
          <table:table-cell table:style-name="ce2" table:formula="of:=+PEARSON([.$K$1:.$K$301];[.X$1:.X$301])" office:value-type="float" office:value="-0.0766084133726811" calcext:value-type="float">
            <text:p>-0,0766084134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table:style-name="ce2" table:formula="of:=+PEARSON([.$L$1:.$L$301];[.B$1:.B$301])" office:value-type="float" office:value="0.415338123636616" calcext:value-type="float">
            <text:p>0,4153381236</text:p>
          </table:table-cell>
          <table:table-cell table:style-name="ce2" table:formula="of:=+PEARSON([.$L$1:.$L$301];[.C$1:.C$301])" office:value-type="float" office:value="0.113097713124796" calcext:value-type="float">
            <text:p>0,1130977131</text:p>
          </table:table-cell>
          <table:table-cell table:style-name="ce2" table:formula="of:=+PEARSON([.$L$1:.$L$301];[.D$1:.D$301])" office:value-type="float" office:value="-0.0360205352341835" calcext:value-type="float">
            <text:p>-0,0360205352</text:p>
          </table:table-cell>
          <table:table-cell table:style-name="ce2" table:formula="of:=+PEARSON([.$L$1:.$L$301];[.E$1:.E$301])" office:value-type="float" office:value="-0.0152135211625097" calcext:value-type="float">
            <text:p>-0,0152135212</text:p>
          </table:table-cell>
          <table:table-cell table:style-name="ce2" table:formula="of:=+PEARSON([.$L$1:.$L$301];[.F$1:.F$301])" office:value-type="float" office:value="0.0817171780648487" calcext:value-type="float">
            <text:p>0,0817171781</text:p>
          </table:table-cell>
          <table:table-cell table:style-name="ce2" table:formula="of:=+PEARSON([.$L$1:.$L$301];[.G$1:.G$301])" office:value-type="float" office:value="-0.0677668744570334" calcext:value-type="float">
            <text:p>-0,0677668745</text:p>
          </table:table-cell>
          <table:table-cell table:style-name="ce2" table:formula="of:=+PEARSON([.$L$1:.$L$301];[.H$1:.H$301])" office:value-type="float" office:value="-0.0542497346575381" calcext:value-type="float">
            <text:p>-0,0542497347</text:p>
          </table:table-cell>
          <table:table-cell table:style-name="ce2" table:formula="of:=+PEARSON([.$L$1:.$L$301];[.I$1:.I$301])" office:value-type="float" office:value="0.0444538975245229" calcext:value-type="float">
            <text:p>0,0444538975</text:p>
          </table:table-cell>
          <table:table-cell table:style-name="ce2" table:formula="of:=+PEARSON([.$L$1:.$L$301];[.J$1:.J$301])" office:value-type="float" office:value="0.0136154051557812" calcext:value-type="float">
            <text:p>0,0136154052</text:p>
          </table:table-cell>
          <table:table-cell table:style-name="ce2" table:formula="of:=+PEARSON([.$L$1:.$L$301];[.K$1:.K$301])" office:value-type="float" office:value="-0.0344237625497804" calcext:value-type="float">
            <text:p>-0,0344237625</text:p>
          </table:table-cell>
          <table:table-cell table:style-name="ce2" table:formula="of:=+PEARSON([.$L$1:.$L$301];[.L$1:.L$301])" office:value-type="float" office:value="1" calcext:value-type="float">
            <text:p>1</text:p>
          </table:table-cell>
          <table:table-cell table:style-name="ce2" table:formula="of:=+PEARSON([.$L$1:.$L$301];[.M$1:.M$301])" office:value-type="float" office:value="-0.294677338615576" calcext:value-type="float">
            <text:p>-0,2946773386</text:p>
          </table:table-cell>
          <table:table-cell table:style-name="ce2" table:formula="of:=+PEARSON([.$L$1:.$L$301];[.N$1:.N$301])" office:value-type="float" office:value="-0.185489124523018" calcext:value-type="float">
            <text:p>-0,1854891245</text:p>
          </table:table-cell>
          <table:table-cell table:style-name="ce2" table:formula="of:=+PEARSON([.$L$1:.$L$301];[.O$1:.O$301])" office:value-type="float" office:value="-0.440299434417545" calcext:value-type="float">
            <text:p>-0,4402994344</text:p>
          </table:table-cell>
          <table:table-cell table:style-name="ce2" table:formula="of:=+PEARSON([.$L$1:.$L$301];[.P$1:.P$301])" office:value-type="float" office:value="-0.03474940476641" calcext:value-type="float">
            <text:p>-0,0347494048</text:p>
          </table:table-cell>
          <table:table-cell table:style-name="ce2" table:formula="of:=+PEARSON([.$L$1:.$L$301];[.Q$1:.Q$301])" office:value-type="float" office:value="0.055892399000232" calcext:value-type="float">
            <text:p>0,055892399</text:p>
          </table:table-cell>
          <table:table-cell table:style-name="ce2" table:formula="of:=+PEARSON([.$L$1:.$L$301];[.R$1:.R$301])" office:value-type="float" office:value="0.0138836893319361" calcext:value-type="float">
            <text:p>0,0138836893</text:p>
          </table:table-cell>
          <table:table-cell table:style-name="ce2" table:formula="of:=+PEARSON([.$L$1:.$L$301];[.S$1:.S$301])" office:value-type="float" office:value="0.0605540328287917" calcext:value-type="float">
            <text:p>0,0605540328</text:p>
          </table:table-cell>
          <table:table-cell table:style-name="ce2" table:formula="of:=+PEARSON([.$L$1:.$L$301];[.T$1:.T$301])" office:value-type="float" office:value="-0.0696930310839235" calcext:value-type="float">
            <text:p>-0,0696930311</text:p>
          </table:table-cell>
          <table:table-cell table:style-name="ce2" table:formula="of:=+PEARSON([.$L$1:.$L$301];[.U$1:.U$301])" office:value-type="float" office:value="-0.0942855261110078" calcext:value-type="float">
            <text:p>-0,0942855261</text:p>
          </table:table-cell>
          <table:table-cell table:style-name="ce2" table:formula="of:=+PEARSON([.$L$1:.$L$301];[.V$1:.V$301])" office:value-type="float" office:value="0.00970586298201545" calcext:value-type="float">
            <text:p>0,009705863</text:p>
          </table:table-cell>
          <table:table-cell table:style-name="ce2" table:formula="of:=+PEARSON([.$L$1:.$L$301];[.W$1:.W$301])" office:value-type="float" office:value="-0.0871767351107434" calcext:value-type="float">
            <text:p>-0,0871767351</text:p>
          </table:table-cell>
          <table:table-cell table:style-name="ce2" table:formula="of:=+PEARSON([.$L$1:.$L$301];[.X$1:.X$301])" office:value-type="float" office:value="0.0871767351107433" calcext:value-type="float">
            <text:p>0,0871767351</text:p>
          </table:table-cell>
        </table:table-row>
        <table:table-row table:style-name="ro1">
          <table:table-cell office:value-type="string" calcext:value-type="string">
            <text:p>DDBB</text:p>
          </table:table-cell>
          <table:table-cell table:style-name="ce2" table:formula="of:=+PEARSON([.$M$1:.$M$301];[.B$1:.B$301])" office:value-type="float" office:value="-0.0734994547368504" calcext:value-type="float">
            <text:p>-0,0734994547</text:p>
          </table:table-cell>
          <table:table-cell table:style-name="ce2" table:formula="of:=+PEARSON([.$M$1:.$M$301];[.C$1:.C$301])" office:value-type="float" office:value="-0.0532067949604935" calcext:value-type="float">
            <text:p>-0,053206795</text:p>
          </table:table-cell>
          <table:table-cell table:style-name="ce2" table:formula="of:=+PEARSON([.$M$1:.$M$301];[.D$1:.D$301])" office:value-type="float" office:value="-0.00411439029166052" calcext:value-type="float">
            <text:p>-0,0041143903</text:p>
          </table:table-cell>
          <table:table-cell table:style-name="ce2" table:formula="of:=+PEARSON([.$M$1:.$M$301];[.E$1:.E$301])" office:value-type="float" office:value="0.0285069128191425" calcext:value-type="float">
            <text:p>0,0285069128</text:p>
          </table:table-cell>
          <table:table-cell table:style-name="ce2" table:formula="of:=+PEARSON([.$M$1:.$M$301];[.F$1:.F$301])" office:value-type="float" office:value="-0.0932213704511668" calcext:value-type="float">
            <text:p>-0,0932213705</text:p>
          </table:table-cell>
          <table:table-cell table:style-name="ce2" table:formula="of:=+PEARSON([.$M$1:.$M$301];[.G$1:.G$301])" office:value-type="float" office:value="0.0660098361984448" calcext:value-type="float">
            <text:p>0,0660098362</text:p>
          </table:table-cell>
          <table:table-cell table:style-name="ce2" table:formula="of:=+PEARSON([.$M$1:.$M$301];[.H$1:.H$301])" office:value-type="float" office:value="0.065099563942881" calcext:value-type="float">
            <text:p>0,0650995639</text:p>
          </table:table-cell>
          <table:table-cell table:style-name="ce2" table:formula="of:=+PEARSON([.$M$1:.$M$301];[.I$1:.I$301])" office:value-type="float" office:value="-0.00427081421758987" calcext:value-type="float">
            <text:p>-0,0042708142</text:p>
          </table:table-cell>
          <table:table-cell table:style-name="ce2" table:formula="of:=+PEARSON([.$M$1:.$M$301];[.J$1:.J$301])" office:value-type="float" office:value="-0.053905194824411" calcext:value-type="float">
            <text:p>-0,0539051948</text:p>
          </table:table-cell>
          <table:table-cell table:style-name="ce2" table:formula="of:=+PEARSON([.$M$1:.$M$301];[.K$1:.K$301])" office:value-type="float" office:value="0.0320475511131806" calcext:value-type="float">
            <text:p>0,0320475511</text:p>
          </table:table-cell>
          <table:table-cell table:style-name="ce2" table:formula="of:=+PEARSON([.$M$1:.$M$301];[.L$1:.L$301])" office:value-type="float" office:value="-0.294677338615576" calcext:value-type="float">
            <text:p>-0,2946773386</text:p>
          </table:table-cell>
          <table:table-cell table:style-name="ce2" table:formula="of:=+PEARSON([.$M$1:.$M$301];[.M$1:.M$301])" office:value-type="float" office:value="1" calcext:value-type="float">
            <text:p>1</text:p>
          </table:table-cell>
          <table:table-cell table:style-name="ce2" table:formula="of:=+PEARSON([.$M$1:.$M$301];[.N$1:.N$301])" office:value-type="float" office:value="-0.209821727265563" calcext:value-type="float">
            <text:p>-0,2098217273</text:p>
          </table:table-cell>
          <table:table-cell table:style-name="ce2" table:formula="of:=+PEARSON([.$M$1:.$M$301];[.O$1:.O$301])" office:value-type="float" office:value="-0.498058245091755" calcext:value-type="float">
            <text:p>-0,4980582451</text:p>
          </table:table-cell>
          <table:table-cell table:style-name="ce2" table:formula="of:=+PEARSON([.$M$1:.$M$301];[.P$1:.P$301])" office:value-type="float" office:value="0.0208893187146838" calcext:value-type="float">
            <text:p>0,0208893187</text:p>
          </table:table-cell>
          <table:table-cell table:style-name="ce2" table:formula="of:=+PEARSON([.$M$1:.$M$301];[.Q$1:.Q$301])" office:value-type="float" office:value="-0.00448502650563192" calcext:value-type="float">
            <text:p>-0,0044850265</text:p>
          </table:table-cell>
          <table:table-cell table:style-name="ce2" table:formula="of:=+PEARSON([.$M$1:.$M$301];[.R$1:.R$301])" office:value-type="float" office:value="-0.0374502943136569" calcext:value-type="float">
            <text:p>-0,0374502943</text:p>
          </table:table-cell>
          <table:table-cell table:style-name="ce2" table:formula="of:=+PEARSON([.$M$1:.$M$301];[.S$1:.S$301])" office:value-type="float" office:value="-0.00560270249903687" calcext:value-type="float">
            <text:p>-0,0056027025</text:p>
          </table:table-cell>
          <table:table-cell table:style-name="ce2" table:formula="of:=+PEARSON([.$M$1:.$M$301];[.T$1:.T$301])" office:value-type="float" office:value="-0.0249377334026909" calcext:value-type="float">
            <text:p>-0,0249377334</text:p>
          </table:table-cell>
          <table:table-cell table:style-name="ce2" table:formula="of:=+PEARSON([.$M$1:.$M$301];[.U$1:.U$301])" office:value-type="float" office:value="0.0486216638326315" calcext:value-type="float">
            <text:p>0,0486216638</text:p>
          </table:table-cell>
          <table:table-cell table:style-name="ce2" table:formula="of:=+PEARSON([.$M$1:.$M$301];[.V$1:.V$301])" office:value-type="float" office:value="0.0486216638326313" calcext:value-type="float">
            <text:p>0,0486216638</text:p>
          </table:table-cell>
          <table:table-cell table:style-name="ce2" table:formula="of:=+PEARSON([.$M$1:.$M$301];[.W$1:.W$301])" office:value-type="float" office:value="0.0534870737915871" calcext:value-type="float">
            <text:p>0,0534870738</text:p>
          </table:table-cell>
          <table:table-cell table:style-name="ce2" table:formula="of:=+PEARSON([.$M$1:.$M$301];[.X$1:.X$301])" office:value-type="float" office:value="-0.0534870737915871" calcext:value-type="float">
            <text:p>-0,0534870738</text:p>
          </table:table-cell>
        </table:table-row>
        <table:table-row table:style-name="ro1">
          <table:table-cell office:value-type="string" calcext:value-type="string">
            <text:p>External Payment</text:p>
          </table:table-cell>
          <table:table-cell table:style-name="ce2" table:formula="of:=+PEARSON([.$N$1:.$N$301];[.B$1:.B$301])" office:value-type="float" office:value="-0.182626372254825" calcext:value-type="float">
            <text:p>-0,1826263723</text:p>
          </table:table-cell>
          <table:table-cell table:style-name="ce2" table:formula="of:=+PEARSON([.$N$1:.$N$301];[.C$1:.C$301])" office:value-type="float" office:value="-0.0320196567367965" calcext:value-type="float">
            <text:p>-0,0320196567</text:p>
          </table:table-cell>
          <table:table-cell table:style-name="ce2" table:formula="of:=+PEARSON([.$N$1:.$N$301];[.D$1:.D$301])" office:value-type="float" office:value="0.0151692118214042" calcext:value-type="float">
            <text:p>0,0151692118</text:p>
          </table:table-cell>
          <table:table-cell table:style-name="ce2" table:formula="of:=+PEARSON([.$N$1:.$N$301];[.E$1:.E$301])" office:value-type="float" office:value="0.00476068199555365" calcext:value-type="float">
            <text:p>0,004760682</text:p>
          </table:table-cell>
          <table:table-cell table:style-name="ce2" table:formula="of:=+PEARSON([.$N$1:.$N$301];[.F$1:.F$301])" office:value-type="float" office:value="0.0652400598435409" calcext:value-type="float">
            <text:p>0,0652400598</text:p>
          </table:table-cell>
          <table:table-cell table:style-name="ce2" table:formula="of:=+PEARSON([.$N$1:.$N$301];[.G$1:.G$301])" office:value-type="float" office:value="-0.0712301032166126" calcext:value-type="float">
            <text:p>-0,0712301032</text:p>
          </table:table-cell>
          <table:table-cell table:style-name="ce2" table:formula="of:=+PEARSON([.$N$1:.$N$301];[.H$1:.H$301])" office:value-type="float" office:value="-0.0656947427630367" calcext:value-type="float">
            <text:p>-0,0656947428</text:p>
          </table:table-cell>
          <table:table-cell table:style-name="ce2" table:formula="of:=+PEARSON([.$N$1:.$N$301];[.I$1:.I$301])" office:value-type="float" office:value="0.00192023489135359" calcext:value-type="float">
            <text:p>0,0019202349</text:p>
          </table:table-cell>
          <table:table-cell table:style-name="ce2" table:formula="of:=+PEARSON([.$N$1:.$N$301];[.J$1:.J$301])" office:value-type="float" office:value="-0.0422411844664484" calcext:value-type="float">
            <text:p>-0,0422411845</text:p>
          </table:table-cell>
          <table:table-cell table:style-name="ce2" table:formula="of:=+PEARSON([.$N$1:.$N$301];[.K$1:.K$301])" office:value-type="float" office:value="0.104706529383241" calcext:value-type="float">
            <text:p>0,1047065294</text:p>
          </table:table-cell>
          <table:table-cell table:style-name="ce2" table:formula="of:=+PEARSON([.$N$1:.$N$301];[.L$1:.L$301])" office:value-type="float" office:value="-0.185489124523018" calcext:value-type="float">
            <text:p>-0,1854891245</text:p>
          </table:table-cell>
          <table:table-cell table:style-name="ce2" table:formula="of:=+PEARSON([.$N$1:.$N$301];[.M$1:.M$301])" office:value-type="float" office:value="-0.209821727265563" calcext:value-type="float">
            <text:p>-0,2098217273</text:p>
          </table:table-cell>
          <table:table-cell table:style-name="ce2" table:formula="of:=+PEARSON([.$N$1:.$N$301];[.N$1:.N$301])" office:value-type="float" office:value="1" calcext:value-type="float">
            <text:p>1</text:p>
          </table:table-cell>
          <table:table-cell table:style-name="ce2" table:formula="of:=+PEARSON([.$N$1:.$N$301];[.O$1:.O$301])" office:value-type="float" office:value="-0.313510323792021" calcext:value-type="float">
            <text:p>-0,3135103238</text:p>
          </table:table-cell>
          <table:table-cell table:style-name="ce2" table:formula="of:=+PEARSON([.$N$1:.$N$301];[.P$1:.P$301])" office:value-type="float" office:value="0.0406995915310753" calcext:value-type="float">
            <text:p>0,0406995915</text:p>
          </table:table-cell>
          <table:table-cell table:style-name="ce2" table:formula="of:=+PEARSON([.$N$1:.$N$301];[.Q$1:.Q$301])" office:value-type="float" office:value="-0.0850983504597358" calcext:value-type="float">
            <text:p>-0,0850983505</text:p>
          </table:table-cell>
          <table:table-cell table:style-name="ce2" table:formula="of:=+PEARSON([.$N$1:.$N$301];[.R$1:.R$301])" office:value-type="float" office:value="0.0033676651883551" calcext:value-type="float">
            <text:p>0,0033676652</text:p>
          </table:table-cell>
          <table:table-cell table:style-name="ce2" table:formula="of:=+PEARSON([.$N$1:.$N$301];[.S$1:.S$301])" office:value-type="float" office:value="0.0367785069627092" calcext:value-type="float">
            <text:p>0,036778507</text:p>
          </table:table-cell>
          <table:table-cell table:style-name="ce2" table:formula="of:=+PEARSON([.$N$1:.$N$301];[.T$1:.T$301])" office:value-type="float" office:value="0.0426073232726462" calcext:value-type="float">
            <text:p>0,0426073233</text:p>
          </table:table-cell>
          <table:table-cell table:style-name="ce2" table:formula="of:=+PEARSON([.$N$1:.$N$301];[.U$1:.U$301])" office:value-type="float" office:value="0.0830724635442335" calcext:value-type="float">
            <text:p>0,0830724635</text:p>
          </table:table-cell>
          <table:table-cell table:style-name="ce2" table:formula="of:=+PEARSON([.$N$1:.$N$301];[.V$1:.V$301])" office:value-type="float" office:value="-0.0918169333909953" calcext:value-type="float">
            <text:p>-0,0918169334</text:p>
          </table:table-cell>
          <table:table-cell table:style-name="ce2" table:formula="of:=+PEARSON([.$N$1:.$N$301];[.W$1:.W$301])" office:value-type="float" office:value="0.00702963474650444" calcext:value-type="float">
            <text:p>0,0070296347</text:p>
          </table:table-cell>
          <table:table-cell table:style-name="ce2" table:formula="of:=+PEARSON([.$N$1:.$N$301];[.X$1:.X$301])" office:value-type="float" office:value="-0.00702963474650443" calcext:value-type="float">
            <text:p>-0,0070296347</text:p>
          </table:table-cell>
        </table:table-row>
        <table:table-row table:style-name="ro1">
          <table:table-cell office:value-type="string" calcext:value-type="string">
            <text:p>Internal Payment</text:p>
          </table:table-cell>
          <table:table-cell table:style-name="ce2" table:formula="of:=+PEARSON([.$O$1:.$O$301];[.B$1:.B$301])" office:value-type="float" office:value="-0.157145221450902" calcext:value-type="float">
            <text:p>-0,1571452215</text:p>
          </table:table-cell>
          <table:table-cell table:style-name="ce2" table:formula="of:=+PEARSON([.$O$1:.$O$301];[.C$1:.C$301])" office:value-type="float" office:value="-0.0252260404766638" calcext:value-type="float">
            <text:p>-0,0252260405</text:p>
          </table:table-cell>
          <table:table-cell table:style-name="ce2" table:formula="of:=+PEARSON([.$O$1:.$O$301];[.D$1:.D$301])" office:value-type="float" office:value="0.023245680656506" calcext:value-type="float">
            <text:p>0,0232456807</text:p>
          </table:table-cell>
          <table:table-cell table:style-name="ce2" table:formula="of:=+PEARSON([.$O$1:.$O$301];[.E$1:.E$301])" office:value-type="float" office:value="-0.0155925595135478" calcext:value-type="float">
            <text:p>-0,0155925595</text:p>
          </table:table-cell>
          <table:table-cell table:style-name="ce2" table:formula="of:=+PEARSON([.$O$1:.$O$301];[.F$1:.F$301])" office:value-type="float" office:value="-0.027630701645811" calcext:value-type="float">
            <text:p>-0,0276307016</text:p>
          </table:table-cell>
          <table:table-cell table:style-name="ce2" table:formula="of:=+PEARSON([.$O$1:.$O$301];[.G$1:.G$301])" office:value-type="float" office:value="0.043921274086409" calcext:value-type="float">
            <text:p>0,0439212741</text:p>
          </table:table-cell>
          <table:table-cell table:style-name="ce2" table:formula="of:=+PEARSON([.$O$1:.$O$301];[.H$1:.H$301])" office:value-type="float" office:value="0.0300591701776361" calcext:value-type="float">
            <text:p>0,0300591702</text:p>
          </table:table-cell>
          <table:table-cell table:style-name="ce2" table:formula="of:=+PEARSON([.$O$1:.$O$301];[.I$1:.I$301])" office:value-type="float" office:value="-0.0339008831095658" calcext:value-type="float">
            <text:p>-0,0339008831</text:p>
          </table:table-cell>
          <table:table-cell table:style-name="ce2" table:formula="of:=+PEARSON([.$O$1:.$O$301];[.J$1:.J$301])" office:value-type="float" office:value="0.0634641839575312" calcext:value-type="float">
            <text:p>0,063464184</text:p>
          </table:table-cell>
          <table:table-cell table:style-name="ce2" table:formula="of:=+PEARSON([.$O$1:.$O$301];[.K$1:.K$301])" office:value-type="float" office:value="-0.0678365750344058" calcext:value-type="float">
            <text:p>-0,067836575</text:p>
          </table:table-cell>
          <table:table-cell table:style-name="ce2" table:formula="of:=+PEARSON([.$O$1:.$O$301];[.L$1:.L$301])" office:value-type="float" office:value="-0.440299434417545" calcext:value-type="float">
            <text:p>-0,4402994344</text:p>
          </table:table-cell>
          <table:table-cell table:style-name="ce2" table:formula="of:=+PEARSON([.$O$1:.$O$301];[.M$1:.M$301])" office:value-type="float" office:value="-0.498058245091755" calcext:value-type="float">
            <text:p>-0,4980582451</text:p>
          </table:table-cell>
          <table:table-cell table:style-name="ce2" table:formula="of:=+PEARSON([.$O$1:.$O$301];[.N$1:.N$301])" office:value-type="float" office:value="-0.313510323792021" calcext:value-type="float">
            <text:p>-0,3135103238</text:p>
          </table:table-cell>
          <table:table-cell table:style-name="ce2" table:formula="of:=+PEARSON([.$O$1:.$O$301];[.O$1:.O$301])" office:value-type="float" office:value="1" calcext:value-type="float">
            <text:p>1</text:p>
          </table:table-cell>
          <table:table-cell table:style-name="ce2" table:formula="of:=+PEARSON([.$O$1:.$O$301];[.P$1:.P$301])" office:value-type="float" office:value="-0.0162564022190588" calcext:value-type="float">
            <text:p>-0,0162564022</text:p>
          </table:table-cell>
          <table:table-cell table:style-name="ce2" table:formula="of:=+PEARSON([.$O$1:.$O$301];[.Q$1:.Q$301])" office:value-type="float" office:value="0.0134028265835101" calcext:value-type="float">
            <text:p>0,0134028266</text:p>
          </table:table-cell>
          <table:table-cell table:style-name="ce2" table:formula="of:=+PEARSON([.$O$1:.$O$301];[.R$1:.R$301])" office:value-type="float" office:value="0.0192353162347806" calcext:value-type="float">
            <text:p>0,0192353162</text:p>
          </table:table-cell>
          <table:table-cell table:style-name="ce2" table:formula="of:=+PEARSON([.$O$1:.$O$301];[.S$1:.S$301])" office:value-type="float" office:value="-0.0685409727847189" calcext:value-type="float">
            <text:p>-0,0685409728</text:p>
          </table:table-cell>
          <table:table-cell table:style-name="ce2" table:formula="of:=+PEARSON([.$O$1:.$O$301];[.T$1:.T$301])" office:value-type="float" office:value="0.0512343304073295" calcext:value-type="float">
            <text:p>0,0512343304</text:p>
          </table:table-cell>
          <table:table-cell table:style-name="ce2" table:formula="of:=+PEARSON([.$O$1:.$O$301];[.U$1:.U$301])" office:value-type="float" office:value="-0.0192974601352812" calcext:value-type="float">
            <text:p>-0,0192974601</text:p>
          </table:table-cell>
          <table:table-cell table:style-name="ce2" table:formula="of:=+PEARSON([.$O$1:.$O$301];[.V$1:.V$301])" office:value-type="float" office:value="0.00908115771072063" calcext:value-type="float">
            <text:p>0,0090811577</text:p>
          </table:table-cell>
          <table:table-cell table:style-name="ce2" table:formula="of:=+PEARSON([.$O$1:.$O$301];[.W$1:.W$301])" office:value-type="float" office:value="0.0199797585807984" calcext:value-type="float">
            <text:p>0,0199797586</text:p>
          </table:table-cell>
          <table:table-cell table:style-name="ce2" table:formula="of:=+PEARSON([.$O$1:.$O$301];[.X$1:.X$301])" office:value-type="float" office:value="-0.0199797585807982" calcext:value-type="float">
            <text:p>-0,0199797586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table:formula="of:=+PEARSON([.$P$1:.$P$301];[.B$1:.B$301])" office:value-type="float" office:value="-0.127272727272728" calcext:value-type="float">
            <text:p>-0,1272727273</text:p>
          </table:table-cell>
          <table:table-cell table:style-name="ce2" table:formula="of:=+PEARSON([.$P$1:.$P$301];[.C$1:.C$301])" office:value-type="float" office:value="-0.0961834930716271" calcext:value-type="float">
            <text:p>-0,0961834931</text:p>
          </table:table-cell>
          <table:table-cell table:style-name="ce2" table:formula="of:=+PEARSON([.$P$1:.$P$301];[.D$1:.D$301])" office:value-type="float" office:value="0.126771544925671" calcext:value-type="float">
            <text:p>0,1267715449</text:p>
          </table:table-cell>
          <table:table-cell table:style-name="ce2" table:formula="of:=+PEARSON([.$P$1:.$P$301];[.E$1:.E$301])" office:value-type="float" office:value="0.372181242156734" calcext:value-type="float">
            <text:p>0,3721812422</text:p>
          </table:table-cell>
          <table:table-cell table:style-name="ce2" table:formula="of:=+PEARSON([.$P$1:.$P$301];[.F$1:.F$301])" office:value-type="float" office:value="-0.167216459295161" calcext:value-type="float">
            <text:p>-0,1672164593</text:p>
          </table:table-cell>
          <table:table-cell table:style-name="ce2" table:formula="of:=+PEARSON([.$P$1:.$P$301];[.G$1:.G$301])" office:value-type="float" office:value="-0.206835075998008" calcext:value-type="float">
            <text:p>-0,206835076</text:p>
          </table:table-cell>
          <table:table-cell table:style-name="ce2" table:formula="of:=+PEARSON([.$P$1:.$P$301];[.H$1:.H$301])" office:value-type="float" office:value="-0.0415520581480212" calcext:value-type="float">
            <text:p>-0,0415520581</text:p>
          </table:table-cell>
          <table:table-cell table:style-name="ce2" table:formula="of:=+PEARSON([.$P$1:.$P$301];[.I$1:.I$301])" office:value-type="float" office:value="-0.0289946797927919" calcext:value-type="float">
            <text:p>-0,0289946798</text:p>
          </table:table-cell>
          <table:table-cell table:style-name="ce2" table:formula="of:=+PEARSON([.$P$1:.$P$301];[.J$1:.J$301])" office:value-type="float" office:value="-0.0281510698766062" calcext:value-type="float">
            <text:p>-0,0281510699</text:p>
          </table:table-cell>
          <table:table-cell table:style-name="ce2" table:formula="of:=+PEARSON([.$P$1:.$P$301];[.K$1:.K$301])" office:value-type="float" office:value="0.105996488961156" calcext:value-type="float">
            <text:p>0,105996489</text:p>
          </table:table-cell>
          <table:table-cell table:style-name="ce2" table:formula="of:=+PEARSON([.$P$1:.$P$301];[.L$1:.L$301])" office:value-type="float" office:value="-0.03474940476641" calcext:value-type="float">
            <text:p>-0,0347494048</text:p>
          </table:table-cell>
          <table:table-cell table:style-name="ce2" table:formula="of:=+PEARSON([.$P$1:.$P$301];[.M$1:.M$301])" office:value-type="float" office:value="0.0208893187146838" calcext:value-type="float">
            <text:p>0,0208893187</text:p>
          </table:table-cell>
          <table:table-cell table:style-name="ce2" table:formula="of:=+PEARSON([.$P$1:.$P$301];[.N$1:.N$301])" office:value-type="float" office:value="0.0406995915310753" calcext:value-type="float">
            <text:p>0,0406995915</text:p>
          </table:table-cell>
          <table:table-cell table:style-name="ce2" table:formula="of:=+PEARSON([.$P$1:.$P$301];[.O$1:.O$301])" office:value-type="float" office:value="-0.0162564022190588" calcext:value-type="float">
            <text:p>-0,0162564022</text:p>
          </table:table-cell>
          <table:table-cell table:style-name="ce2" table:formula="of:=+PEARSON([.$P$1:.$P$301];[.P$1:.P$301])" office:value-type="float" office:value="1" calcext:value-type="float">
            <text:p>1</text:p>
          </table:table-cell>
          <table:table-cell table:style-name="ce2" table:formula="of:=+PEARSON([.$P$1:.$P$301];[.Q$1:.Q$301])" office:value-type="float" office:value="-0.170982695318908" calcext:value-type="float">
            <text:p>-0,1709826953</text:p>
          </table:table-cell>
          <table:table-cell table:style-name="ce2" table:formula="of:=+PEARSON([.$P$1:.$P$301];[.R$1:.R$301])" office:value-type="float" office:value="-0.202097042918145" calcext:value-type="float">
            <text:p>-0,2020970429</text:p>
          </table:table-cell>
          <table:table-cell table:style-name="ce2" table:formula="of:=+PEARSON([.$P$1:.$P$301];[.S$1:.S$301])" office:value-type="float" office:value="-0.119962554120085" calcext:value-type="float">
            <text:p>-0,1199625541</text:p>
          </table:table-cell>
          <table:table-cell table:style-name="ce2" table:formula="of:=+PEARSON([.$P$1:.$P$301];[.T$1:.T$301])" office:value-type="float" office:value="-0.104186452214125" calcext:value-type="float">
            <text:p>-0,1041864522</text:p>
          </table:table-cell>
          <table:table-cell table:style-name="ce2" table:formula="of:=+PEARSON([.$P$1:.$P$301];[.U$1:.U$301])" office:value-type="float" office:value="-0.0761755074178543" calcext:value-type="float">
            <text:p>-0,0761755074</text:p>
          </table:table-cell>
          <table:table-cell table:style-name="ce2" table:formula="of:=+PEARSON([.$P$1:.$P$301];[.V$1:.V$301])" office:value-type="float" office:value="-0.0761755074178542" calcext:value-type="float">
            <text:p>-0,0761755074</text:p>
          </table:table-cell>
          <table:table-cell table:style-name="ce2" table:formula="of:=+PEARSON([.$P$1:.$P$301];[.W$1:.W$301])" office:value-type="float" office:value="0.0279327132887071" calcext:value-type="float">
            <text:p>0,0279327133</text:p>
          </table:table-cell>
          <table:table-cell table:style-name="ce2" table:formula="of:=+PEARSON([.$P$1:.$P$301];[.X$1:.X$301])" office:value-type="float" office:value="-0.0279327132887071" calcext:value-type="float">
            <text:p>-0,0279327133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2" table:formula="of:=+PEARSON([.$Q$1:.$Q$301];[.B$1:.B$301])" office:value-type="float" office:value="-0.0913469194169504" calcext:value-type="float">
            <text:p>-0,0913469194</text:p>
          </table:table-cell>
          <table:table-cell table:style-name="ce2" table:formula="of:=+PEARSON([.$Q$1:.$Q$301];[.C$1:.C$301])" office:value-type="float" office:value="0.0510492950822483" calcext:value-type="float">
            <text:p>0,0510492951</text:p>
          </table:table-cell>
          <table:table-cell table:style-name="ce2" table:formula="of:=+PEARSON([.$Q$1:.$Q$301];[.D$1:.D$301])" office:value-type="float" office:value="0.0730191126214069" calcext:value-type="float">
            <text:p>0,0730191126</text:p>
          </table:table-cell>
          <table:table-cell table:style-name="ce2" table:formula="of:=+PEARSON([.$Q$1:.$Q$301];[.E$1:.E$301])" office:value-type="float" office:value="0.319288615978672" calcext:value-type="float">
            <text:p>0,319288616</text:p>
          </table:table-cell>
          <table:table-cell table:style-name="ce2" table:formula="of:=+PEARSON([.$Q$1:.$Q$301];[.F$1:.F$301])" office:value-type="float" office:value="-0.00103616165607789" calcext:value-type="float">
            <text:p>-0,0010361617</text:p>
          </table:table-cell>
          <table:table-cell table:style-name="ce2" table:formula="of:=+PEARSON([.$Q$1:.$Q$301];[.G$1:.G$301])" office:value-type="float" office:value="-0.322404836965884" calcext:value-type="float">
            <text:p>-0,322404837</text:p>
          </table:table-cell>
          <table:table-cell table:style-name="ce2" table:formula="of:=+PEARSON([.$Q$1:.$Q$301];[.H$1:.H$301])" office:value-type="float" office:value="0.0117762552148191" calcext:value-type="float">
            <text:p>0,0117762552</text:p>
          </table:table-cell>
          <table:table-cell table:style-name="ce2" table:formula="of:=+PEARSON([.$Q$1:.$Q$301];[.I$1:.I$301])" office:value-type="float" office:value="-0.0807371235838813" calcext:value-type="float">
            <text:p>-0,0807371236</text:p>
          </table:table-cell>
          <table:table-cell table:style-name="ce2" table:formula="of:=+PEARSON([.$Q$1:.$Q$301];[.J$1:.J$301])" office:value-type="float" office:value="0.178319861855572" calcext:value-type="float">
            <text:p>0,1783198619</text:p>
          </table:table-cell>
          <table:table-cell table:style-name="ce2" table:formula="of:=+PEARSON([.$Q$1:.$Q$301];[.K$1:.K$301])" office:value-type="float" office:value="-0.155089111361682" calcext:value-type="float">
            <text:p>-0,1550891114</text:p>
          </table:table-cell>
          <table:table-cell table:style-name="ce2" table:formula="of:=+PEARSON([.$Q$1:.$Q$301];[.L$1:.L$301])" office:value-type="float" office:value="0.055892399000232" calcext:value-type="float">
            <text:p>0,055892399</text:p>
          </table:table-cell>
          <table:table-cell table:style-name="ce2" table:formula="of:=+PEARSON([.$Q$1:.$Q$301];[.M$1:.M$301])" office:value-type="float" office:value="-0.00448502650563192" calcext:value-type="float">
            <text:p>-0,0044850265</text:p>
          </table:table-cell>
          <table:table-cell table:style-name="ce2" table:formula="of:=+PEARSON([.$Q$1:.$Q$301];[.N$1:.N$301])" office:value-type="float" office:value="-0.0850983504597358" calcext:value-type="float">
            <text:p>-0,0850983505</text:p>
          </table:table-cell>
          <table:table-cell table:style-name="ce2" table:formula="of:=+PEARSON([.$Q$1:.$Q$301];[.O$1:.O$301])" office:value-type="float" office:value="0.0134028265835101" calcext:value-type="float">
            <text:p>0,0134028266</text:p>
          </table:table-cell>
          <table:table-cell table:style-name="ce2" table:formula="of:=+PEARSON([.$Q$1:.$Q$301];[.P$1:.P$301])" office:value-type="float" office:value="-0.170982695318908" calcext:value-type="float">
            <text:p>-0,1709826953</text:p>
          </table:table-cell>
          <table:table-cell table:style-name="ce2" table:formula="of:=+PEARSON([.$Q$1:.$Q$301];[.Q$1:.Q$301])" office:value-type="float" office:value="1" calcext:value-type="float">
            <text:p>1</text:p>
          </table:table-cell>
          <table:table-cell table:style-name="ce2" table:formula="of:=+PEARSON([.$Q$1:.$Q$301];[.R$1:.R$301])" office:value-type="float" office:value="-0.380106068255376" calcext:value-type="float">
            <text:p>-0,3801060683</text:p>
          </table:table-cell>
          <table:table-cell table:style-name="ce2" table:formula="of:=+PEARSON([.$Q$1:.$Q$301];[.S$1:.S$301])" office:value-type="float" office:value="-0.225626729248716" calcext:value-type="float">
            <text:p>-0,2256267292</text:p>
          </table:table-cell>
          <table:table-cell table:style-name="ce2" table:formula="of:=+PEARSON([.$Q$1:.$Q$301];[.T$1:.T$301])" office:value-type="float" office:value="-0.195954884568141" calcext:value-type="float">
            <text:p>-0,1959548846</text:p>
          </table:table-cell>
          <table:table-cell table:style-name="ce2" table:formula="of:=+PEARSON([.$Q$1:.$Q$301];[.U$1:.U$301])" office:value-type="float" office:value="-0.14327162933149" calcext:value-type="float">
            <text:p>-0,1432716293</text:p>
          </table:table-cell>
          <table:table-cell table:style-name="ce2" table:formula="of:=+PEARSON([.$Q$1:.$Q$301];[.V$1:.V$301])" office:value-type="float" office:value="-0.14327162933149" calcext:value-type="float">
            <text:p>-0,1432716293</text:p>
          </table:table-cell>
          <table:table-cell table:style-name="ce2" table:formula="of:=+PEARSON([.$Q$1:.$Q$301];[.W$1:.W$301])" office:value-type="float" office:value="-0.00658777437600249" calcext:value-type="float">
            <text:p>-0,0065877744</text:p>
          </table:table-cell>
          <table:table-cell table:style-name="ce2" table:formula="of:=+PEARSON([.$Q$1:.$Q$301];[.X$1:.X$301])" office:value-type="float" office:value="0.00658777437600248" calcext:value-type="float">
            <text:p>0,0065877744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2" table:formula="of:=+PEARSON([.$R$1:.$R$301];[.B$1:.B$301])" office:value-type="float" office:value="-0.0992376160565796" calcext:value-type="float">
            <text:p>-0,0992376161</text:p>
          </table:table-cell>
          <table:table-cell table:style-name="ce2" table:formula="of:=+PEARSON([.$R$1:.$R$301];[.C$1:.C$301])" office:value-type="float" office:value="0.0259039316998395" calcext:value-type="float">
            <text:p>0,0259039317</text:p>
          </table:table-cell>
          <table:table-cell table:style-name="ce2" table:formula="of:=+PEARSON([.$R$1:.$R$301];[.D$1:.D$301])" office:value-type="float" office:value="0.106780993249352" calcext:value-type="float">
            <text:p>0,1067809932</text:p>
          </table:table-cell>
          <table:table-cell table:style-name="ce2" table:formula="of:=+PEARSON([.$R$1:.$R$301];[.E$1:.E$301])" office:value-type="float" office:value="-0.0199792268616621" calcext:value-type="float">
            <text:p>-0,0199792269</text:p>
          </table:table-cell>
          <table:table-cell table:style-name="ce2" table:formula="of:=+PEARSON([.$R$1:.$R$301];[.F$1:.F$301])" office:value-type="float" office:value="0.122494451395345" calcext:value-type="float">
            <text:p>0,1224944514</text:p>
          </table:table-cell>
          <table:table-cell table:style-name="ce2" table:formula="of:=+PEARSON([.$R$1:.$R$301];[.G$1:.G$301])" office:value-type="float" office:value="-0.104445709263885" calcext:value-type="float">
            <text:p>-0,1044457093</text:p>
          </table:table-cell>
          <table:table-cell table:style-name="ce2" table:formula="of:=+PEARSON([.$R$1:.$R$301];[.H$1:.H$301])" office:value-type="float" office:value="-0.030610417190748" calcext:value-type="float">
            <text:p>-0,0306104172</text:p>
          </table:table-cell>
          <table:table-cell table:style-name="ce2" table:formula="of:=+PEARSON([.$R$1:.$R$301];[.I$1:.I$301])" office:value-type="float" office:value="0.0903679359153439" calcext:value-type="float">
            <text:p>0,0903679359</text:p>
          </table:table-cell>
          <table:table-cell table:style-name="ce2" table:formula="of:=+PEARSON([.$R$1:.$R$301];[.J$1:.J$301])" office:value-type="float" office:value="-0.0902676533869257" calcext:value-type="float">
            <text:p>-0,0902676534</text:p>
          </table:table-cell>
          <table:table-cell table:style-name="ce2" table:formula="of:=+PEARSON([.$R$1:.$R$301];[.K$1:.K$301])" office:value-type="float" office:value="0.034805516415397" calcext:value-type="float">
            <text:p>0,0348055164</text:p>
          </table:table-cell>
          <table:table-cell table:style-name="ce2" table:formula="of:=+PEARSON([.$R$1:.$R$301];[.L$1:.L$301])" office:value-type="float" office:value="0.0138836893319361" calcext:value-type="float">
            <text:p>0,0138836893</text:p>
          </table:table-cell>
          <table:table-cell table:style-name="ce2" table:formula="of:=+PEARSON([.$R$1:.$R$301];[.M$1:.M$301])" office:value-type="float" office:value="-0.0374502943136569" calcext:value-type="float">
            <text:p>-0,0374502943</text:p>
          </table:table-cell>
          <table:table-cell table:style-name="ce2" table:formula="of:=+PEARSON([.$R$1:.$R$301];[.N$1:.N$301])" office:value-type="float" office:value="0.0033676651883551" calcext:value-type="float">
            <text:p>0,0033676652</text:p>
          </table:table-cell>
          <table:table-cell table:style-name="ce2" table:formula="of:=+PEARSON([.$R$1:.$R$301];[.O$1:.O$301])" office:value-type="float" office:value="0.0192353162347806" calcext:value-type="float">
            <text:p>0,0192353162</text:p>
          </table:table-cell>
          <table:table-cell table:style-name="ce2" table:formula="of:=+PEARSON([.$R$1:.$R$301];[.P$1:.P$301])" office:value-type="float" office:value="-0.202097042918145" calcext:value-type="float">
            <text:p>-0,2020970429</text:p>
          </table:table-cell>
          <table:table-cell table:style-name="ce2" table:formula="of:=+PEARSON([.$R$1:.$R$301];[.Q$1:.Q$301])" office:value-type="float" office:value="-0.380106068255376" calcext:value-type="float">
            <text:p>-0,3801060683</text:p>
          </table:table-cell>
          <table:table-cell table:style-name="ce2" table:formula="of:=+PEARSON([.$R$1:.$R$301];[.R$1:.R$301])" office:value-type="float" office:value="1" calcext:value-type="float">
            <text:p>1</text:p>
          </table:table-cell>
          <table:table-cell table:style-name="ce2" table:formula="of:=+PEARSON([.$R$1:.$R$301];[.S$1:.S$301])" office:value-type="float" office:value="-0.266684851934348" calcext:value-type="float">
            <text:p>-0,2666848519</text:p>
          </table:table-cell>
          <table:table-cell table:style-name="ce2" table:formula="of:=+PEARSON([.$R$1:.$R$301];[.T$1:.T$301])" office:value-type="float" office:value="-0.231613512950679" calcext:value-type="float">
            <text:p>-0,231613513</text:p>
          </table:table-cell>
          <table:table-cell table:style-name="ce2" table:formula="of:=+PEARSON([.$R$1:.$R$301];[.U$1:.U$301])" office:value-type="float" office:value="-0.169343292711311" calcext:value-type="float">
            <text:p>-0,1693432927</text:p>
          </table:table-cell>
          <table:table-cell table:style-name="ce2" table:formula="of:=+PEARSON([.$R$1:.$R$301];[.V$1:.V$301])" office:value-type="float" office:value="-0.169343292711311" calcext:value-type="float">
            <text:p>-0,1693432927</text:p>
          </table:table-cell>
          <table:table-cell table:style-name="ce2" table:formula="of:=+PEARSON([.$R$1:.$R$301];[.W$1:.W$301])" office:value-type="float" office:value="0.00107859589140759" calcext:value-type="float">
            <text:p>0,0010785959</text:p>
          </table:table-cell>
          <table:table-cell table:style-name="ce2" table:formula="of:=+PEARSON([.$R$1:.$R$301];[.X$1:.X$301])" office:value-type="float" office:value="-0.00107859589140759" calcext:value-type="float">
            <text:p>-0,0010785959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2" table:formula="of:=+PEARSON([.$S$1:.$S$301];[.B$1:.B$301])" office:value-type="float" office:value="0.14727110302547" calcext:value-type="float">
            <text:p>0,147271103</text:p>
          </table:table-cell>
          <table:table-cell table:style-name="ce2" table:formula="of:=+PEARSON([.$S$1:.$S$301];[.C$1:.C$301])" office:value-type="float" office:value="-0.0509754151685442" calcext:value-type="float">
            <text:p>-0,0509754152</text:p>
          </table:table-cell>
          <table:table-cell table:style-name="ce2" table:formula="of:=+PEARSON([.$S$1:.$S$301];[.D$1:.D$301])" office:value-type="float" office:value="0.0361681247827175" calcext:value-type="float">
            <text:p>0,0361681248</text:p>
          </table:table-cell>
          <table:table-cell table:style-name="ce2" table:formula="of:=+PEARSON([.$S$1:.$S$301];[.E$1:.E$301])" office:value-type="float" office:value="-0.201310296739331" calcext:value-type="float">
            <text:p>-0,2013102967</text:p>
          </table:table-cell>
          <table:table-cell table:style-name="ce2" table:formula="of:=+PEARSON([.$S$1:.$S$301];[.F$1:.F$301])" office:value-type="float" office:value="0.141495608345277" calcext:value-type="float">
            <text:p>0,1414956083</text:p>
          </table:table-cell>
          <table:table-cell table:style-name="ce2" table:formula="of:=+PEARSON([.$S$1:.$S$301];[.G$1:.G$301])" office:value-type="float" office:value="0.059913022825267" calcext:value-type="float">
            <text:p>0,0599130228</text:p>
          </table:table-cell>
          <table:table-cell table:style-name="ce2" table:formula="of:=+PEARSON([.$S$1:.$S$301];[.H$1:.H$301])" office:value-type="float" office:value="0.0312455022747905" calcext:value-type="float">
            <text:p>0,0312455023</text:p>
          </table:table-cell>
          <table:table-cell table:style-name="ce2" table:formula="of:=+PEARSON([.$S$1:.$S$301];[.I$1:.I$301])" office:value-type="float" office:value="0.115931651718143" calcext:value-type="float">
            <text:p>0,1159316517</text:p>
          </table:table-cell>
          <table:table-cell table:style-name="ce2" table:formula="of:=+PEARSON([.$S$1:.$S$301];[.J$1:.J$301])" office:value-type="float" office:value="-0.0961701316830309" calcext:value-type="float">
            <text:p>-0,0961701317</text:p>
          </table:table-cell>
          <table:table-cell table:style-name="ce2" table:formula="of:=+PEARSON([.$S$1:.$S$301];[.K$1:.K$301])" office:value-type="float" office:value="-0.0346537086789973" calcext:value-type="float">
            <text:p>-0,0346537087</text:p>
          </table:table-cell>
          <table:table-cell table:style-name="ce2" table:formula="of:=+PEARSON([.$S$1:.$S$301];[.L$1:.L$301])" office:value-type="float" office:value="0.0605540328287917" calcext:value-type="float">
            <text:p>0,0605540328</text:p>
          </table:table-cell>
          <table:table-cell table:style-name="ce2" table:formula="of:=+PEARSON([.$S$1:.$S$301];[.M$1:.M$301])" office:value-type="float" office:value="-0.00560270249903687" calcext:value-type="float">
            <text:p>-0,0056027025</text:p>
          </table:table-cell>
          <table:table-cell table:style-name="ce2" table:formula="of:=+PEARSON([.$S$1:.$S$301];[.N$1:.N$301])" office:value-type="float" office:value="0.0367785069627092" calcext:value-type="float">
            <text:p>0,036778507</text:p>
          </table:table-cell>
          <table:table-cell table:style-name="ce2" table:formula="of:=+PEARSON([.$S$1:.$S$301];[.O$1:.O$301])" office:value-type="float" office:value="-0.0685409727847189" calcext:value-type="float">
            <text:p>-0,0685409728</text:p>
          </table:table-cell>
          <table:table-cell table:style-name="ce2" table:formula="of:=+PEARSON([.$S$1:.$S$301];[.P$1:.P$301])" office:value-type="float" office:value="-0.119962554120085" calcext:value-type="float">
            <text:p>-0,1199625541</text:p>
          </table:table-cell>
          <table:table-cell table:style-name="ce2" table:formula="of:=+PEARSON([.$S$1:.$S$301];[.Q$1:.Q$301])" office:value-type="float" office:value="-0.225626729248716" calcext:value-type="float">
            <text:p>-0,2256267292</text:p>
          </table:table-cell>
          <table:table-cell table:style-name="ce2" table:formula="of:=+PEARSON([.$S$1:.$S$301];[.R$1:.R$301])" office:value-type="float" office:value="-0.266684851934348" calcext:value-type="float">
            <text:p>-0,2666848519</text:p>
          </table:table-cell>
          <table:table-cell table:style-name="ce2" table:formula="of:=+PEARSON([.$S$1:.$S$301];[.S$1:.S$301])" office:value-type="float" office:value="1" calcext:value-type="float">
            <text:p>1</text:p>
          </table:table-cell>
          <table:table-cell table:style-name="ce2" table:formula="of:=+PEARSON([.$S$1:.$S$301];[.T$1:.T$301])" office:value-type="float" office:value="-0.137483202035483" calcext:value-type="float">
            <text:p>-0,137483202</text:p>
          </table:table-cell>
          <table:table-cell table:style-name="ce2" table:formula="of:=+PEARSON([.$S$1:.$S$301];[.U$1:.U$301])" office:value-type="float" office:value="-0.100520292743632" calcext:value-type="float">
            <text:p>-0,1005202927</text:p>
          </table:table-cell>
          <table:table-cell table:style-name="ce2" table:formula="of:=+PEARSON([.$S$1:.$S$301];[.V$1:.V$301])" office:value-type="float" office:value="-0.100520292743632" calcext:value-type="float">
            <text:p>-0,1005202927</text:p>
          </table:table-cell>
          <table:table-cell table:style-name="ce2" table:formula="of:=+PEARSON([.$S$1:.$S$301];[.W$1:.W$301])" office:value-type="float" office:value="-0.0361681247827176" calcext:value-type="float">
            <text:p>-0,0361681248</text:p>
          </table:table-cell>
          <table:table-cell table:style-name="ce2" table:formula="of:=+PEARSON([.$S$1:.$S$301];[.X$1:.X$301])" office:value-type="float" office:value="0.0361681247827176" calcext:value-type="float">
            <text:p>0,0361681248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2" table:formula="of:=+PEARSON([.$T$1:.$T$301];[.B$1:.B$301])" office:value-type="float" office:value="-0.00868220435117696" calcext:value-type="float">
            <text:p>-0,0086822044</text:p>
          </table:table-cell>
          <table:table-cell table:style-name="ce2" table:formula="of:=+PEARSON([.$T$1:.$T$301];[.C$1:.C$301])" office:value-type="float" office:value="0.0358251354342836" calcext:value-type="float">
            <text:p>0,0358251354</text:p>
          </table:table-cell>
          <table:table-cell table:style-name="ce2" table:formula="of:=+PEARSON([.$T$1:.$T$301];[.D$1:.D$301])" office:value-type="float" office:value="-0.146517895401097" calcext:value-type="float">
            <text:p>-0,1465178954</text:p>
          </table:table-cell>
          <table:table-cell table:style-name="ce2" table:formula="of:=+PEARSON([.$T$1:.$T$301];[.E$1:.E$301])" office:value-type="float" office:value="-0.246173749692927" calcext:value-type="float">
            <text:p>-0,2461737497</text:p>
          </table:table-cell>
          <table:table-cell table:style-name="ce2" table:formula="of:=+PEARSON([.$T$1:.$T$301];[.F$1:.F$301])" office:value-type="float" office:value="0.0685289880686477" calcext:value-type="float">
            <text:p>0,0685289881</text:p>
          </table:table-cell>
          <table:table-cell table:style-name="ce2" table:formula="of:=+PEARSON([.$T$1:.$T$301];[.G$1:.G$301])" office:value-type="float" office:value="0.179634557942993" calcext:value-type="float">
            <text:p>0,1796345579</text:p>
          </table:table-cell>
          <table:table-cell table:style-name="ce2" table:formula="of:=+PEARSON([.$T$1:.$T$301];[.H$1:.H$301])" office:value-type="float" office:value="0.0221869527932664" calcext:value-type="float">
            <text:p>0,0221869528</text:p>
          </table:table-cell>
          <table:table-cell table:style-name="ce2" table:formula="of:=+PEARSON([.$T$1:.$T$301];[.I$1:.I$301])" office:value-type="float" office:value="-0.0734880541957669" calcext:value-type="float">
            <text:p>-0,0734880542</text:p>
          </table:table-cell>
          <table:table-cell table:style-name="ce2" table:formula="of:=+PEARSON([.$T$1:.$T$301];[.J$1:.J$301])" office:value-type="float" office:value="0.0524266617244995" calcext:value-type="float">
            <text:p>0,0524266617</text:p>
          </table:table-cell>
          <table:table-cell table:style-name="ce2" table:formula="of:=+PEARSON([.$T$1:.$T$301];[.K$1:.K$301])" office:value-type="float" office:value="0.00279717650054366" calcext:value-type="float">
            <text:p>0,0027971765</text:p>
          </table:table-cell>
          <table:table-cell table:style-name="ce2" table:formula="of:=+PEARSON([.$T$1:.$T$301];[.L$1:.L$301])" office:value-type="float" office:value="-0.0696930310839235" calcext:value-type="float">
            <text:p>-0,0696930311</text:p>
          </table:table-cell>
          <table:table-cell table:style-name="ce2" table:formula="of:=+PEARSON([.$T$1:.$T$301];[.M$1:.M$301])" office:value-type="float" office:value="-0.0249377334026909" calcext:value-type="float">
            <text:p>-0,0249377334</text:p>
          </table:table-cell>
          <table:table-cell table:style-name="ce2" table:formula="of:=+PEARSON([.$T$1:.$T$301];[.N$1:.N$301])" office:value-type="float" office:value="0.0426073232726462" calcext:value-type="float">
            <text:p>0,0426073233</text:p>
          </table:table-cell>
          <table:table-cell table:style-name="ce2" table:formula="of:=+PEARSON([.$T$1:.$T$301];[.O$1:.O$301])" office:value-type="float" office:value="0.0512343304073295" calcext:value-type="float">
            <text:p>0,0512343304</text:p>
          </table:table-cell>
          <table:table-cell table:style-name="ce2" table:formula="of:=+PEARSON([.$T$1:.$T$301];[.P$1:.P$301])" office:value-type="float" office:value="-0.104186452214125" calcext:value-type="float">
            <text:p>-0,1041864522</text:p>
          </table:table-cell>
          <table:table-cell table:style-name="ce2" table:formula="of:=+PEARSON([.$T$1:.$T$301];[.Q$1:.Q$301])" office:value-type="float" office:value="-0.195954884568141" calcext:value-type="float">
            <text:p>-0,1959548846</text:p>
          </table:table-cell>
          <table:table-cell table:style-name="ce2" table:formula="of:=+PEARSON([.$T$1:.$T$301];[.R$1:.R$301])" office:value-type="float" office:value="-0.231613512950679" calcext:value-type="float">
            <text:p>-0,231613513</text:p>
          </table:table-cell>
          <table:table-cell table:style-name="ce2" table:formula="of:=+PEARSON([.$T$1:.$T$301];[.S$1:.S$301])" office:value-type="float" office:value="-0.137483202035483" calcext:value-type="float">
            <text:p>-0,137483202</text:p>
          </table:table-cell>
          <table:table-cell table:style-name="ce2" table:formula="of:=+PEARSON([.$T$1:.$T$301];[.T$1:.T$301])" office:value-type="float" office:value="1" calcext:value-type="float">
            <text:p>1</text:p>
          </table:table-cell>
          <table:table-cell table:style-name="ce2" table:formula="of:=+PEARSON([.$T$1:.$T$301];[.U$1:.U$301])" office:value-type="float" office:value="-0.0873010144982465" calcext:value-type="float">
            <text:p>-0,0873010145</text:p>
          </table:table-cell>
          <table:table-cell table:style-name="ce2" table:formula="of:=+PEARSON([.$T$1:.$T$301];[.V$1:.V$301])" office:value-type="float" office:value="-0.0873010144982465" calcext:value-type="float">
            <text:p>-0,0873010145</text:p>
          </table:table-cell>
          <table:table-cell table:style-name="ce2" table:formula="of:=+PEARSON([.$T$1:.$T$301];[.W$1:.W$301])" office:value-type="float" office:value="0.0310888811670396" calcext:value-type="float">
            <text:p>0,0310888812</text:p>
          </table:table-cell>
          <table:table-cell table:style-name="ce2" table:formula="of:=+PEARSON([.$T$1:.$T$301];[.X$1:.X$301])" office:value-type="float" office:value="-0.0310888811670396" calcext:value-type="float">
            <text:p>-0,0310888812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2" table:formula="of:=+PEARSON([.$U$1:.$U$301];[.B$1:.B$301])" office:value-type="float" office:value="0.110031288492456" calcext:value-type="float">
            <text:p>0,1100312885</text:p>
          </table:table-cell>
          <table:table-cell table:style-name="ce2" table:formula="of:=+PEARSON([.$U$1:.$U$301];[.C$1:.C$301])" office:value-type="float" office:value="0.0877590983152125" calcext:value-type="float">
            <text:p>0,0877590983</text:p>
          </table:table-cell>
          <table:table-cell table:style-name="ce2" table:formula="of:=+PEARSON([.$U$1:.$U$301];[.D$1:.D$301])" office:value-type="float" office:value="-0.174642341929418" calcext:value-type="float">
            <text:p>-0,1746423419</text:p>
          </table:table-cell>
          <table:table-cell table:style-name="ce2" table:formula="of:=+PEARSON([.$U$1:.$U$301];[.E$1:.E$301])" office:value-type="float" office:value="-0.179988951512375" calcext:value-type="float">
            <text:p>-0,1799889515</text:p>
          </table:table-cell>
          <table:table-cell table:style-name="ce2" table:formula="of:=+PEARSON([.$U$1:.$U$301];[.F$1:.F$301])" office:value-type="float" office:value="-0.153122313554127" calcext:value-type="float">
            <text:p>-0,1531223136</text:p>
          </table:table-cell>
          <table:table-cell table:style-name="ce2" table:formula="of:=+PEARSON([.$U$1:.$U$301];[.G$1:.G$301])" office:value-type="float" office:value="0.338201912379706" calcext:value-type="float">
            <text:p>0,3382019124</text:p>
          </table:table-cell>
          <table:table-cell table:style-name="ce2" table:formula="of:=+PEARSON([.$U$1:.$U$301];[.H$1:.H$301])" office:value-type="float" office:value="-0.020046577719984" calcext:value-type="float">
            <text:p>-0,0200465777</text:p>
          </table:table-cell>
          <table:table-cell table:style-name="ce2" table:formula="of:=+PEARSON([.$U$1:.$U$301];[.I$1:.I$301])" office:value-type="float" office:value="-0.0965591533283635" calcext:value-type="float">
            <text:p>-0,0965591533</text:p>
          </table:table-cell>
          <table:table-cell table:style-name="ce2" table:formula="of:=+PEARSON([.$U$1:.$U$301];[.J$1:.J$301])" office:value-type="float" office:value="-0.0213421049871923" calcext:value-type="float">
            <text:p>-0,021342105</text:p>
          </table:table-cell>
          <table:table-cell table:style-name="ce2" table:formula="of:=+PEARSON([.$U$1:.$U$301];[.K$1:.K$301])" office:value-type="float" office:value="0.165169757229719" calcext:value-type="float">
            <text:p>0,1651697572</text:p>
          </table:table-cell>
          <table:table-cell table:style-name="ce2" table:formula="of:=+PEARSON([.$U$1:.$U$301];[.L$1:.L$301])" office:value-type="float" office:value="-0.0942855261110078" calcext:value-type="float">
            <text:p>-0,0942855261</text:p>
          </table:table-cell>
          <table:table-cell table:style-name="ce2" table:formula="of:=+PEARSON([.$U$1:.$U$301];[.M$1:.M$301])" office:value-type="float" office:value="0.0486216638326315" calcext:value-type="float">
            <text:p>0,0486216638</text:p>
          </table:table-cell>
          <table:table-cell table:style-name="ce2" table:formula="of:=+PEARSON([.$U$1:.$U$301];[.N$1:.N$301])" office:value-type="float" office:value="0.0830724635442335" calcext:value-type="float">
            <text:p>0,0830724635</text:p>
          </table:table-cell>
          <table:table-cell table:style-name="ce2" table:formula="of:=+PEARSON([.$U$1:.$U$301];[.O$1:.O$301])" office:value-type="float" office:value="-0.0192974601352812" calcext:value-type="float">
            <text:p>-0,0192974601</text:p>
          </table:table-cell>
          <table:table-cell table:style-name="ce2" table:formula="of:=+PEARSON([.$U$1:.$U$301];[.P$1:.P$301])" office:value-type="float" office:value="-0.0761755074178543" calcext:value-type="float">
            <text:p>-0,0761755074</text:p>
          </table:table-cell>
          <table:table-cell table:style-name="ce2" table:formula="of:=+PEARSON([.$U$1:.$U$301];[.Q$1:.Q$301])" office:value-type="float" office:value="-0.14327162933149" calcext:value-type="float">
            <text:p>-0,1432716293</text:p>
          </table:table-cell>
          <table:table-cell table:style-name="ce2" table:formula="of:=+PEARSON([.$U$1:.$U$301];[.R$1:.R$301])" office:value-type="float" office:value="-0.169343292711311" calcext:value-type="float">
            <text:p>-0,1693432927</text:p>
          </table:table-cell>
          <table:table-cell table:style-name="ce2" table:formula="of:=+PEARSON([.$U$1:.$U$301];[.S$1:.S$301])" office:value-type="float" office:value="-0.100520292743632" calcext:value-type="float">
            <text:p>-0,1005202927</text:p>
          </table:table-cell>
          <table:table-cell table:style-name="ce2" table:formula="of:=+PEARSON([.$U$1:.$U$301];[.T$1:.T$301])" office:value-type="float" office:value="-0.0873010144982465" calcext:value-type="float">
            <text:p>-0,0873010145</text:p>
          </table:table-cell>
          <table:table-cell table:style-name="ce2" table:formula="of:=+PEARSON([.$U$1:.$U$301];[.U$1:.U$301])" office:value-type="float" office:value="1" calcext:value-type="float">
            <text:p>1</text:p>
          </table:table-cell>
          <table:table-cell table:style-name="ce2" table:formula="of:=+PEARSON([.$U$1:.$U$301];[.V$1:.V$301])" office:value-type="float" office:value="-0.0638297872340422" calcext:value-type="float">
            <text:p>-0,0638297872</text:p>
          </table:table-cell>
          <table:table-cell table:style-name="ce2" table:formula="of:=+PEARSON([.$U$1:.$U$301];[.W$1:.W$301])" office:value-type="float" office:value="-0.00540130954420878" calcext:value-type="float">
            <text:p>-0,0054013095</text:p>
          </table:table-cell>
          <table:table-cell table:style-name="ce2" table:formula="of:=+PEARSON([.$U$1:.$U$301];[.X$1:.X$301])" office:value-type="float" office:value="0.00540130954420877" calcext:value-type="float">
            <text:p>0,0054013095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2" table:formula="of:=+PEARSON([.$V$1:.$V$301];[.B$1:.B$301])" office:value-type="float" office:value="0.19467074117896" calcext:value-type="float">
            <text:p>0,1946707412</text:p>
          </table:table-cell>
          <table:table-cell table:style-name="ce2" table:formula="of:=+PEARSON([.$V$1:.$V$301];[.C$1:.C$301])" office:value-type="float" office:value="-0.0913411023280787" calcext:value-type="float">
            <text:p>-0,0913411023</text:p>
          </table:table-cell>
          <table:table-cell table:style-name="ce2" table:formula="of:=+PEARSON([.$V$1:.$V$301];[.D$1:.D$301])" office:value-type="float" office:value="-0.174642341929418" calcext:value-type="float">
            <text:p>-0,1746423419</text:p>
          </table:table-cell>
          <table:table-cell table:style-name="ce2" table:formula="of:=+PEARSON([.$V$1:.$V$301];[.E$1:.E$301])" office:value-type="float" office:value="-0.179988951512375" calcext:value-type="float">
            <text:p>-0,1799889515</text:p>
          </table:table-cell>
          <table:table-cell table:style-name="ce2" table:formula="of:=+PEARSON([.$V$1:.$V$301];[.F$1:.F$301])" office:value-type="float" office:value="-0.182682605746044" calcext:value-type="float">
            <text:p>-0,1826826057</text:p>
          </table:table-cell>
          <table:table-cell table:style-name="ce2" table:formula="of:=+PEARSON([.$V$1:.$V$301];[.G$1:.G$301])" office:value-type="float" office:value="0.36829105049178" calcext:value-type="float">
            <text:p>0,3682910505</text:p>
          </table:table-cell>
          <table:table-cell table:style-name="ce2" table:formula="of:=+PEARSON([.$V$1:.$V$301];[.H$1:.H$301])" office:value-type="float" office:value="0.0327075741747108" calcext:value-type="float">
            <text:p>0,0327075742</text:p>
          </table:table-cell>
          <table:table-cell table:style-name="ce2" table:formula="of:=+PEARSON([.$V$1:.$V$301];[.I$1:.I$301])" office:value-type="float" office:value="0.0280333025792015" calcext:value-type="float">
            <text:p>0,0280333026</text:p>
          </table:table-cell>
          <table:table-cell table:style-name="ce2" table:formula="of:=+PEARSON([.$V$1:.$V$301];[.J$1:.J$301])" office:value-type="float" office:value="-0.0213421049871927" calcext:value-type="float">
            <text:p>-0,021342105</text:p>
          </table:table-cell>
          <table:table-cell table:style-name="ce2" table:formula="of:=+PEARSON([.$V$1:.$V$301];[.K$1:.K$301])" office:value-type="float" office:value="-0.0296058998807989" calcext:value-type="float">
            <text:p>-0,0296058999</text:p>
          </table:table-cell>
          <table:table-cell table:style-name="ce2" table:formula="of:=+PEARSON([.$V$1:.$V$301];[.L$1:.L$301])" office:value-type="float" office:value="0.00970586298201545" calcext:value-type="float">
            <text:p>0,009705863</text:p>
          </table:table-cell>
          <table:table-cell table:style-name="ce2" table:formula="of:=+PEARSON([.$V$1:.$V$301];[.M$1:.M$301])" office:value-type="float" office:value="0.0486216638326313" calcext:value-type="float">
            <text:p>0,0486216638</text:p>
          </table:table-cell>
          <table:table-cell table:style-name="ce2" table:formula="of:=+PEARSON([.$V$1:.$V$301];[.N$1:.N$301])" office:value-type="float" office:value="-0.0918169333909953" calcext:value-type="float">
            <text:p>-0,0918169334</text:p>
          </table:table-cell>
          <table:table-cell table:style-name="ce2" table:formula="of:=+PEARSON([.$V$1:.$V$301];[.O$1:.O$301])" office:value-type="float" office:value="0.00908115771072063" calcext:value-type="float">
            <text:p>0,0090811577</text:p>
          </table:table-cell>
          <table:table-cell table:style-name="ce2" table:formula="of:=+PEARSON([.$V$1:.$V$301];[.P$1:.P$301])" office:value-type="float" office:value="-0.0761755074178542" calcext:value-type="float">
            <text:p>-0,0761755074</text:p>
          </table:table-cell>
          <table:table-cell table:style-name="ce2" table:formula="of:=+PEARSON([.$V$1:.$V$301];[.Q$1:.Q$301])" office:value-type="float" office:value="-0.14327162933149" calcext:value-type="float">
            <text:p>-0,1432716293</text:p>
          </table:table-cell>
          <table:table-cell table:style-name="ce2" table:formula="of:=+PEARSON([.$V$1:.$V$301];[.R$1:.R$301])" office:value-type="float" office:value="-0.169343292711311" calcext:value-type="float">
            <text:p>-0,1693432927</text:p>
          </table:table-cell>
          <table:table-cell table:style-name="ce2" table:formula="of:=+PEARSON([.$V$1:.$V$301];[.S$1:.S$301])" office:value-type="float" office:value="-0.100520292743632" calcext:value-type="float">
            <text:p>-0,1005202927</text:p>
          </table:table-cell>
          <table:table-cell table:style-name="ce2" table:formula="of:=+PEARSON([.$V$1:.$V$301];[.T$1:.T$301])" office:value-type="float" office:value="-0.0873010144982465" calcext:value-type="float">
            <text:p>-0,0873010145</text:p>
          </table:table-cell>
          <table:table-cell table:style-name="ce2" table:formula="of:=+PEARSON([.$V$1:.$V$301];[.U$1:.U$301])" office:value-type="float" office:value="-0.0638297872340422" calcext:value-type="float">
            <text:p>-0,0638297872</text:p>
          </table:table-cell>
          <table:table-cell table:style-name="ce2" table:formula="of:=+PEARSON([.$V$1:.$V$301];[.V$1:.V$301])" office:value-type="float" office:value="1" calcext:value-type="float">
            <text:p>1</text:p>
          </table:table-cell>
          <table:table-cell table:style-name="ce2" table:formula="of:=+PEARSON([.$V$1:.$V$301];[.W$1:.W$301])" office:value-type="float" office:value="-0.00540130954420884" calcext:value-type="float">
            <text:p>-0,0054013095</text:p>
          </table:table-cell>
          <table:table-cell table:style-name="ce2" table:formula="of:=+PEARSON([.$V$1:.$V$301];[.X$1:.X$301])" office:value-type="float" office:value="0.00540130954420882" calcext:value-type="float">
            <text:p>0,0054013095</text:p>
          </table:table-cell>
        </table:table-row>
        <table:table-row table:style-name="ro1">
          <table:table-cell office:value-type="string" calcext:value-type="string">
            <text:p>Mac</text:p>
          </table:table-cell>
          <table:table-cell table:style-name="ce2" table:formula="of:=+PEARSON([.$W$1:.$W$301];[.B$1:.B$301])" office:value-type="float" office:value="0.0379598411359351" calcext:value-type="float">
            <text:p>0,0379598411</text:p>
          </table:table-cell>
          <table:table-cell table:style-name="ce2" table:formula="of:=+PEARSON([.$W$1:.$W$301];[.C$1:.C$301])" office:value-type="float" office:value="-0.000151555514286338" calcext:value-type="float">
            <text:p>-0,0001515555</text:p>
          </table:table-cell>
          <table:table-cell table:style-name="ce2" table:formula="of:=+PEARSON([.$W$1:.$W$301];[.D$1:.D$301])" office:value-type="float" office:value="0.02077091056828" calcext:value-type="float">
            <text:p>0,0207709106</text:p>
          </table:table-cell>
          <table:table-cell table:style-name="ce2" table:formula="of:=+PEARSON([.$W$1:.$W$301];[.E$1:.E$301])" office:value-type="float" office:value="-0.0353373691885077" calcext:value-type="float">
            <text:p>-0,0353373692</text:p>
          </table:table-cell>
          <table:table-cell table:style-name="ce2" table:formula="of:=+PEARSON([.$W$1:.$W$301];[.F$1:.F$301])" office:value-type="float" office:value="-0.0404727682384821" calcext:value-type="float">
            <text:p>-0,0404727682</text:p>
          </table:table-cell>
          <table:table-cell table:style-name="ce2" table:formula="of:=+PEARSON([.$W$1:.$W$301];[.G$1:.G$301])" office:value-type="float" office:value="0.0769958299807476" calcext:value-type="float">
            <text:p>0,07699583</text:p>
          </table:table-cell>
          <table:table-cell table:style-name="ce2" table:formula="of:=+PEARSON([.$W$1:.$W$301];[.H$1:.H$301])" office:value-type="float" office:value="0.0116958989393362" calcext:value-type="float">
            <text:p>0,0116958989</text:p>
          </table:table-cell>
          <table:table-cell table:style-name="ce2" table:formula="of:=+PEARSON([.$W$1:.$W$301];[.I$1:.I$301])" office:value-type="float" office:value="-0.0398001191955745" calcext:value-type="float">
            <text:p>-0,0398001192</text:p>
          </table:table-cell>
          <table:table-cell table:style-name="ce2" table:formula="of:=+PEARSON([.$W$1:.$W$301];[.J$1:.J$301])" office:value-type="float" office:value="-0.0255688738966131" calcext:value-type="float">
            <text:p>-0,0255688739</text:p>
          </table:table-cell>
          <table:table-cell table:style-name="ce2" table:formula="of:=+PEARSON([.$W$1:.$W$301];[.K$1:.K$301])" office:value-type="float" office:value="0.0766084133726811" calcext:value-type="float">
            <text:p>0,0766084134</text:p>
          </table:table-cell>
          <table:table-cell table:style-name="ce2" table:formula="of:=+PEARSON([.$W$1:.$W$301];[.L$1:.L$301])" office:value-type="float" office:value="-0.0871767351107434" calcext:value-type="float">
            <text:p>-0,0871767351</text:p>
          </table:table-cell>
          <table:table-cell table:style-name="ce2" table:formula="of:=+PEARSON([.$W$1:.$W$301];[.M$1:.M$301])" office:value-type="float" office:value="0.0534870737915871" calcext:value-type="float">
            <text:p>0,0534870738</text:p>
          </table:table-cell>
          <table:table-cell table:style-name="ce2" table:formula="of:=+PEARSON([.$W$1:.$W$301];[.N$1:.N$301])" office:value-type="float" office:value="0.00702963474650444" calcext:value-type="float">
            <text:p>0,0070296347</text:p>
          </table:table-cell>
          <table:table-cell table:style-name="ce2" table:formula="of:=+PEARSON([.$W$1:.$W$301];[.O$1:.O$301])" office:value-type="float" office:value="0.0199797585807984" calcext:value-type="float">
            <text:p>0,0199797586</text:p>
          </table:table-cell>
          <table:table-cell table:style-name="ce2" table:formula="of:=+PEARSON([.$W$1:.$W$301];[.P$1:.P$301])" office:value-type="float" office:value="0.0279327132887071" calcext:value-type="float">
            <text:p>0,0279327133</text:p>
          </table:table-cell>
          <table:table-cell table:style-name="ce2" table:formula="of:=+PEARSON([.$W$1:.$W$301];[.Q$1:.Q$301])" office:value-type="float" office:value="-0.00658777437600249" calcext:value-type="float">
            <text:p>-0,0065877744</text:p>
          </table:table-cell>
          <table:table-cell table:style-name="ce2" table:formula="of:=+PEARSON([.$W$1:.$W$301];[.R$1:.R$301])" office:value-type="float" office:value="0.00107859589140759" calcext:value-type="float">
            <text:p>0,0010785959</text:p>
          </table:table-cell>
          <table:table-cell table:style-name="ce2" table:formula="of:=+PEARSON([.$W$1:.$W$301];[.S$1:.S$301])" office:value-type="float" office:value="-0.0361681247827176" calcext:value-type="float">
            <text:p>-0,0361681248</text:p>
          </table:table-cell>
          <table:table-cell table:style-name="ce2" table:formula="of:=+PEARSON([.$W$1:.$W$301];[.T$1:.T$301])" office:value-type="float" office:value="0.0310888811670396" calcext:value-type="float">
            <text:p>0,0310888812</text:p>
          </table:table-cell>
          <table:table-cell table:style-name="ce2" table:formula="of:=+PEARSON([.$W$1:.$W$301];[.U$1:.U$301])" office:value-type="float" office:value="-0.00540130954420878" calcext:value-type="float">
            <text:p>-0,0054013095</text:p>
          </table:table-cell>
          <table:table-cell table:style-name="ce2" table:formula="of:=+PEARSON([.$W$1:.$W$301];[.V$1:.V$301])" office:value-type="float" office:value="-0.00540130954420884" calcext:value-type="float">
            <text:p>-0,0054013095</text:p>
          </table:table-cell>
          <table:table-cell table:style-name="ce2" table:formula="of:=+PEARSON([.$W$1:.$W$301];[.W$1:.W$301])" office:value-type="float" office:value="1" calcext:value-type="float">
            <text:p>1</text:p>
          </table:table-cell>
          <table:table-cell table:style-name="ce2" table:formula="of:=+PEARSON([.$W$1:.$W$301];[.X$1:.X$30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table:style-name="ce2" table:formula="of:=+PEARSON([.$X$1:.$X$301];[.B$1:.B$301])" office:value-type="float" office:value="-0.0379598411359351" calcext:value-type="float">
            <text:p>-0,0379598411</text:p>
          </table:table-cell>
          <table:table-cell table:style-name="ce2" table:formula="of:=+PEARSON([.$X$1:.$X$301];[.C$1:.C$301])" office:value-type="float" office:value="0.000151555514286291" calcext:value-type="float">
            <text:p>0,0001515555</text:p>
          </table:table-cell>
          <table:table-cell table:style-name="ce2" table:formula="of:=+PEARSON([.$X$1:.$X$301];[.D$1:.D$301])" office:value-type="float" office:value="-0.0207709105682801" calcext:value-type="float">
            <text:p>-0,0207709106</text:p>
          </table:table-cell>
          <table:table-cell table:style-name="ce2" table:formula="of:=+PEARSON([.$X$1:.$X$301];[.E$1:.E$301])" office:value-type="float" office:value="0.0353373691885077" calcext:value-type="float">
            <text:p>0,0353373692</text:p>
          </table:table-cell>
          <table:table-cell table:style-name="ce2" table:formula="of:=+PEARSON([.$X$1:.$X$301];[.F$1:.F$301])" office:value-type="float" office:value="0.0404727682384821" calcext:value-type="float">
            <text:p>0,0404727682</text:p>
          </table:table-cell>
          <table:table-cell table:style-name="ce2" table:formula="of:=+PEARSON([.$X$1:.$X$301];[.G$1:.G$301])" office:value-type="float" office:value="-0.0769958299807476" calcext:value-type="float">
            <text:p>-0,07699583</text:p>
          </table:table-cell>
          <table:table-cell table:style-name="ce2" table:formula="of:=+PEARSON([.$X$1:.$X$301];[.H$1:.H$301])" office:value-type="float" office:value="-0.0116958989393362" calcext:value-type="float">
            <text:p>-0,0116958989</text:p>
          </table:table-cell>
          <table:table-cell table:style-name="ce2" table:formula="of:=+PEARSON([.$X$1:.$X$301];[.I$1:.I$301])" office:value-type="float" office:value="0.0398001191955745" calcext:value-type="float">
            <text:p>0,0398001192</text:p>
          </table:table-cell>
          <table:table-cell table:style-name="ce2" table:formula="of:=+PEARSON([.$X$1:.$X$301];[.J$1:.J$301])" office:value-type="float" office:value="0.0255688738966131" calcext:value-type="float">
            <text:p>0,0255688739</text:p>
          </table:table-cell>
          <table:table-cell table:style-name="ce2" table:formula="of:=+PEARSON([.$X$1:.$X$301];[.K$1:.K$301])" office:value-type="float" office:value="-0.0766084133726811" calcext:value-type="float">
            <text:p>-0,0766084134</text:p>
          </table:table-cell>
          <table:table-cell table:style-name="ce2" table:formula="of:=+PEARSON([.$X$1:.$X$301];[.L$1:.L$301])" office:value-type="float" office:value="0.0871767351107433" calcext:value-type="float">
            <text:p>0,0871767351</text:p>
          </table:table-cell>
          <table:table-cell table:style-name="ce2" table:formula="of:=+PEARSON([.$X$1:.$X$301];[.M$1:.M$301])" office:value-type="float" office:value="-0.0534870737915871" calcext:value-type="float">
            <text:p>-0,0534870738</text:p>
          </table:table-cell>
          <table:table-cell table:style-name="ce2" table:formula="of:=+PEARSON([.$X$1:.$X$301];[.N$1:.N$301])" office:value-type="float" office:value="-0.00702963474650443" calcext:value-type="float">
            <text:p>-0,0070296347</text:p>
          </table:table-cell>
          <table:table-cell table:style-name="ce2" table:formula="of:=+PEARSON([.$X$1:.$X$301];[.O$1:.O$301])" office:value-type="float" office:value="-0.0199797585807982" calcext:value-type="float">
            <text:p>-0,0199797586</text:p>
          </table:table-cell>
          <table:table-cell table:style-name="ce2" table:formula="of:=+PEARSON([.$X$1:.$X$301];[.P$1:.P$301])" office:value-type="float" office:value="-0.0279327132887071" calcext:value-type="float">
            <text:p>-0,0279327133</text:p>
          </table:table-cell>
          <table:table-cell table:style-name="ce2" table:formula="of:=+PEARSON([.$X$1:.$X$301];[.Q$1:.Q$301])" office:value-type="float" office:value="0.00658777437600248" calcext:value-type="float">
            <text:p>0,0065877744</text:p>
          </table:table-cell>
          <table:table-cell table:style-name="ce2" table:formula="of:=+PEARSON([.$X$1:.$X$301];[.R$1:.R$301])" office:value-type="float" office:value="-0.00107859589140759" calcext:value-type="float">
            <text:p>-0,0010785959</text:p>
          </table:table-cell>
          <table:table-cell table:style-name="ce2" table:formula="of:=+PEARSON([.$X$1:.$X$301];[.S$1:.S$301])" office:value-type="float" office:value="0.0361681247827176" calcext:value-type="float">
            <text:p>0,0361681248</text:p>
          </table:table-cell>
          <table:table-cell table:style-name="ce2" table:formula="of:=+PEARSON([.$X$1:.$X$301];[.T$1:.T$301])" office:value-type="float" office:value="-0.0310888811670396" calcext:value-type="float">
            <text:p>-0,0310888812</text:p>
          </table:table-cell>
          <table:table-cell table:style-name="ce2" table:formula="of:=+PEARSON([.$X$1:.$X$301];[.U$1:.U$301])" office:value-type="float" office:value="0.00540130954420877" calcext:value-type="float">
            <text:p>0,0054013095</text:p>
          </table:table-cell>
          <table:table-cell table:style-name="ce2" table:formula="of:=+PEARSON([.$X$1:.$X$301];[.V$1:.V$301])" office:value-type="float" office:value="0.00540130954420882" calcext:value-type="float">
            <text:p>0,0054013095</text:p>
          </table:table-cell>
          <table:table-cell table:style-name="ce2" table:formula="of:=+PEARSON([.$X$1:.$X$301];[.W$1:.W$301])" office:value-type="float" office:value="-1" calcext:value-type="float">
            <text:p>-1</text:p>
          </table:table-cell>
          <table:table-cell table:style-name="ce2" table:formula="of:=+PEARSON([.$X$1:.$X$301];[.X$1:.X$301])" office:value-type="float" office:value="1" calcext:value-type="float">
            <text:p>1</text:p>
          </table:table-cell>
        </table:table-row>
        <calcext:conditional-formats>
          <calcext:conditional-format calcext:target-range-address="Tabelle1.B2:Tabelle1.X301">
            <calcext:condition calcext:apply-style-name="Unbenannt1" calcext:value="=&quot;true&quot;" calcext:base-cell-address="Tabelle1.B2"/>
          </calcext:conditional-format>
          <calcext:conditional-format calcext:target-range-address="Tabelle1.B305:Tabelle1.X327">
            <calcext:condition calcext:apply-style-name="Unbenannt3" calcext:value="&lt;=-0.15" calcext:base-cell-address="Tabelle1.B327"/>
            <calcext:condition calcext:apply-style-name="Unbenannt1" calcext:value="&gt;=0.15" calcext:base-cell-address="Tabelle1.B3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00ff66"/>
    </style:style>
    <style:style style:name="Unbenannt2" style:family="table-cell" style:parent-style-name="Default">
      <style:table-cell-properties fo:background-color="#00ff66"/>
    </style:style>
    <style:style style:name="Unbenannt3" style:family="table-cell" style:parent-style-name="Default">
      <style:table-cell-properties fo:background-color="#ffcc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04:26.150000000</meta:creation-date>
    <dc:date>2016-01-12T18:53:43.672000000</dc:date>
    <meta:editing-duration>PT49M15S</meta:editing-duration>
    <meta:editing-cycles>4</meta:editing-cycles>
    <meta:generator>LibreOffice/4.4.4.3$Windows_x86 LibreOffice_project/2c39ebcf046445232b798108aa8a7e7d89552ea8</meta:generator>
    <meta:document-statistic meta:table-count="1" meta:cell-count="7800" meta:object-count="0"/>
  </office:meta>
</office:document-meta>
</file>